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</style:style>
    <style:style style:name="P182" style:family="paragraph" style:parent-style-name="Standard">
      <style:paragraph-properties fo:break-before="page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6" style:family="paragraph" style:parent-style-name="Standard">
      <style:paragraph-properties fo:background-color="transparent">
        <style:background-image/>
      </style:paragraph-properties>
    </style:style>
    <style:style style:name="P187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2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0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6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7" style:family="paragraph" style:parent-style-name="Table_20_Contents">
      <style:paragraph-properties fo:margin-top="0cm" fo:margin-bottom="0.499cm"/>
    </style:style>
    <style:style style:name="P208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11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2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3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4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22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23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4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5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5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7" style:family="paragraph" style:parent-style-name="Standard" style:list-style-name="L8">
      <style:text-properties fo:language="en" fo:country="US" style:text-underline-style="none"/>
    </style:style>
    <style:style style:name="P258" style:family="paragraph" style:parent-style-name="Standard" style:list-style-name="L10"/>
    <style:style style:name="P259" style:family="paragraph" style:parent-style-name="Standard" style:list-style-name="L38">
      <style:text-properties fo:font-size="12pt" style:font-size-asian="12pt" style:font-size-complex="12pt"/>
    </style:style>
    <style:style style:name="P260" style:family="paragraph" style:parent-style-name="Standard" style:list-style-name="L72">
      <style:text-properties fo:font-size="12pt" style:font-size-asian="12pt" style:font-size-complex="12pt"/>
    </style:style>
    <style:style style:name="P261" style:family="paragraph" style:parent-style-name="Standard" style:list-style-name="L73">
      <style:text-properties fo:font-size="12pt" style:text-underline-style="none" style:font-size-asian="12pt" style:font-size-complex="12pt"/>
    </style:style>
    <style:style style:name="P262" style:family="paragraph" style:parent-style-name="Standard" style:list-style-name="L74">
      <style:text-properties fo:font-size="12pt" style:text-underline-style="none" style:font-size-asian="12pt" style:font-size-complex="12pt"/>
    </style:style>
    <style:style style:name="P263" style:family="paragraph" style:parent-style-name="Standard" style:list-style-name="L74">
      <style:text-properties fo:font-size="12pt" style:text-underline-style="solid" style:text-underline-width="auto" style:text-underline-color="font-color" style:font-size-asian="12pt" style:font-size-complex="12pt"/>
    </style:style>
    <style:style style:name="P264" style:family="paragraph" style:parent-style-name="Standard" style:list-style-name="L51"/>
    <style:style style:name="P26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6" style:family="paragraph" style:parent-style-name="Standard" style:list-style-name="L54"/>
    <style:style style:name="P267" style:family="paragraph" style:parent-style-name="Standard" style:list-style-name="L58"/>
    <style:style style:name="P268" style:family="paragraph" style:parent-style-name="Standard" style:list-style-name="L60"/>
    <style:style style:name="P269" style:family="paragraph" style:parent-style-name="Standard" style:list-style-name="L61"/>
    <style:style style:name="P270" style:family="paragraph" style:parent-style-name="Standard" style:list-style-name="L62"/>
    <style:style style:name="P271" style:family="paragraph" style:parent-style-name="Standard" style:list-style-name="L62">
      <style:text-properties fo:font-weight="normal" style:font-weight-asian="normal" style:font-weight-complex="normal"/>
    </style:style>
    <style:style style:name="P272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3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4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5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6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8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1" style:family="paragraph" style:parent-style-name="Standard">
      <style:paragraph-properties fo:background-color="transparent">
        <style:background-image/>
      </style:paragraph-properties>
    </style:style>
    <style:style style:name="P282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3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4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85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86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87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88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89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90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91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2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4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295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0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301" style:family="paragraph" style:parent-style-name="Table_20_Contents" style:list-style-name="L36">
      <style:paragraph-properties fo:text-align="justify" style:justify-single-word="false"/>
    </style:style>
    <style:style style:name="P302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303" style:family="paragraph" style:parent-style-name="Table_20_Contents" style:list-style-name="L57"/>
    <style:style style:name="P304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Liberation Sans" style:text-underline-style="none"/>
    </style:style>
    <style:style style:name="T23" style:family="text">
      <style:text-properties style:font-name="Liberation Sans" style:text-underline-style="none" fo:background-color="#f9f9f9"/>
    </style:style>
    <style:style style:name="T24" style:family="text">
      <style:text-properties style:font-name="Liberation Sans" fo:language="en" fo:country="US"/>
    </style:style>
    <style:style style:name="T2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7" style:family="text">
      <style:text-properties style:font-name="Liberation Sans" fo:language="ru" fo:country="RU" fo:font-weight="normal" style:font-weight-asian="normal" style:font-weight-complex="normal"/>
    </style:style>
    <style:style style:name="T28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29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0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31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2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33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34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Sans" fo:language="ru" fo:country="RU" style:text-underline-style="none" fo:font-weight="normal" style:font-weight-asian="normal" style:font-weight-complex="normal"/>
    </style:style>
    <style:style style:name="T36" style:family="text">
      <style:text-properties style:font-name="Liberation Sans" fo:font-weight="normal" style:font-weight-asian="normal" style:font-weight-complex="normal"/>
    </style:style>
    <style:style style:name="T37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3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3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4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4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2" style:family="text">
      <style:text-properties fo:font-variant="normal" fo:text-transform="none" fo:color="#000000" fo:letter-spacing="normal" fo:font-style="normal" fo:font-weight="normal"/>
    </style:style>
    <style:style style:name="T43" style:family="text">
      <style:text-properties fo:font-variant="normal" fo:text-transform="none" fo:color="#000000" fo:letter-spacing="normal" fo:font-style="normal" fo:font-weight="normal" fo:background-color="#ffff00"/>
    </style:style>
    <style:style style:name="T4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7" style:family="text">
      <style:text-properties fo:font-style="italic" fo:background-color="#ffff00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background-color="#ffff00"/>
    </style:style>
    <style:style style:name="T50" style:family="text">
      <style:text-properties fo:color="#ff0000"/>
    </style:style>
    <style:style style:name="T51" style:family="text">
      <style:text-properties fo:color="#ff0000" fo:background-color="transparent"/>
    </style:style>
    <style:style style:name="T52" style:family="text">
      <style:text-properties fo:color="#00ff0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55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6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58" style:family="text">
      <style:text-properties style:font-name-asian="Liberation Sans1" style:font-name-complex="Liberation Sans1"/>
    </style:style>
    <style:style style:name="T59" style:family="text">
      <style:text-properties fo:background-color="transparent"/>
    </style:style>
    <style:style style:name="T60" style:family="text">
      <style:text-properties fo:language="en" fo:country="US"/>
    </style:style>
    <style:style style:name="T61" style:family="text">
      <style:text-properties fo:language="en" fo:country="US" fo:font-style="normal" style:text-underline-style="none" style:font-style-asian="normal" style:font-style-complex="normal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none"/>
    </style:style>
    <style:style style:name="T64" style:family="text">
      <style:text-properties style:font-name="Liberation Sans2"/>
    </style:style>
    <style:style style:name="T65" style:family="text">
      <style:text-properties style:font-name="Liberation Sans1" style:font-name-asian="Liberation Sans1" style:font-name-complex="Liberation Sans1"/>
    </style:style>
    <style:style style:name="T66" style:family="text">
      <style:text-properties fo:color="#ff00ff"/>
    </style:style>
    <style:style style:name="T67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68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12822779362" text:style-name="L1">
        <text:list-item>
          <text:p text:style-name="P208">установить Ruby для Windows, запускать через виндозный cmd</text:p>
          <text:p text:style-name="P208">&gt;&gt;&gt; показать Start/Run/cmd</text:p>
        </text:list-item>
        <text:list-item>
          <text:p text:style-name="P208">установить cygwin и получить линукс под виндой</text:p>
        </text:list-item>
        <text:list-item>
          <text:p text:style-name="P208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2122399901" text:style-name="L2">
        <text:list-item>
          <text:p text:style-name="P209">установка</text:p>
        </text:list-item>
        <text:list-item>
          <text:p text:style-name="P209">удаление</text:p>
        </text:list-item>
        <text:list-item>
          <text:p text:style-name="P209">обновление</text:p>
        </text:list-item>
        <text:list-item>
          <text:p text:style-name="P209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89970070" text:style-name="L3">
        <text:list-item>
          <text:p text:style-name="P210">имеющий подсветку синтаксиса для данного языка</text:p>
        </text:list-item>
        <text:list-item>
          <text:p text:style-name="P210">позволяющий задавать <text:span text:style-name="T1">формат конца строки</text:span>.</text:p>
        </text:list-item>
      </text:list>
      <text:p text:style-name="P8"/>
      <text:list xml:id="list973207765" text:style-name="L4">
        <text:list-item>
          <text:p text:style-name="P211">emacs (swiss army knife)</text:p>
        </text:list-item>
        <text:list-item>
          <text:p text:style-name="P211">sublime text (есть подсказки по языковым конструкциям!)</text:p>
        </text:list-item>
        <text:list-item>
          <text:p text:style-name="P211">Edit Plus</text:p>
        </text:list-item>
        <text:list-item>
          <text:p text:style-name="P211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9">Демонстрация \r</text:p>
      <text:p text:style-name="P8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130620418" text:style-name="L5">
        <text:list-header>
          <text:p text:style-name="P272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781675749" text:style-name="L6">
        <text:list-header>
          <text:p text:style-name="P273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soft-page-break/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/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1364832712" text:style-name="L7">
        <text:list-item>
          <text:p text:style-name="P236">консольные утилиты </text:p>
        </text:list-item>
      </text:list>
      <text:list xml:id="list1581352997" text:style-name="L8">
        <text:list-item>
          <text:p text:style-name="P257"><text:span text:style-name="T38">gui (tk) –</text:span><text:span text:style-name="T38"> Oh, no!</text:span></text:p>
        </text:list-item>
        <text:list-item>
          <text:p text:style-name="P237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43"><text:span text:style-name="T38">irb – интерактивный руби </text:span><text:span text:style-name="T38">(REPL - read, evaluate, print, loop)</text:span></text:p>
      <text:p text:style-name="P28"/>
      <text:p text:style-name="P43"><text:span text:style-name="T38">&gt;&gt;&gt; Демонстрация, </text:span><text:span text:style-name="T38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38">Полезные </text:span><text:span text:style-name="T38">утилиты – ri</text:span></text:p>
      <text:p text:style-name="P36"/>
      <text:p text:style-name="P43"><text:span text:style-name="T38">ri – (ruby informat</text:span><text:span text:style-name="T38">i</text:span><text:span text:style-name="T38">on) – </text:span><text:span text:style-name="T38">справочная </text:span><text:span text:style-name="T38">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38">&gt;&gt;&gt; Объяснить, что они видят в следующем задании. </text:span><text:span text:style-name="T38">один и тот же метод определен в разных классах.</text:span></text:p>
      <text:p text:style-name="P10">&gt;&gt;&gt; <text:span text:style-name="T42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42">Имена </text:span><text:span text:style-name="T42">переменных и констант состоят из:</text:span></text:p>
      <text:list xml:id="list1470923808" text:style-name="L9">
        <text:list-item>
          <text:p text:style-name="P238">буквы</text:p>
        </text:list-item>
        <text:list-item>
          <text:p text:style-name="P238">цифры (не может быть первой)</text:p>
        </text:list-item>
        <text:list-item>
          <text:p text:style-name="P238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42"><text:tab/></text:span><text:span text:style-name="T44">S</text:span><text:span text:style-name="T42">tring, Array</text:span><text:span text:style-name="T43">, Hash</text:span></text:p>
      <text:p text:style-name="P25"><text:tab/>Enumerable, Comparable</text:p>
      <text:p text:style-name="P2"><text:span text:style-name="T42"><text:tab/></text:span><text:span text:style-name="T44">M</text:span><text:span text:style-name="T42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631388801" text:style-name="L10">
        <text:list-item>
          <text:p text:style-name="P239">что такое irb и ri?</text:p>
        </text:list-item>
        <text:list-item>
          <text:p text:style-name="P239">в hello.upcase, как называется часть upcase (ответ: метод)</text:p>
        </text:list-item>
        <text:list-item>
          <text:p text:style-name="P239">какая разница между # и . перед названием метода при обращении в ri: например String#upcase и String.new</text:p>
        </text:list-item>
        <text:list-item>
          <text:p text:style-name="P239">Чем отличаются переменные от констант</text:p>
        </text:list-item>
        <text:list-item>
          <text:p text:style-name="P239">Как именуются переменные, каким регулярным выражением вы бы это описали. Ответ: [_a-z][A-Za-z_0-9]</text:p>
        </text:list-item>
        <text:list-item>
          <text:p text:style-name="P258"><text:span text:style-name="T40">Как именуются константы, опишите это регулярным выражением. </text:span><text:span text:style-name="T40">Ответ:</text:span><text:span text:style-name="T40"> [A-Z][A-Za-z_0-9]</text:span></text:p>
        </text:list-item>
        <text:list-item>
          <text:p text:style-name="P258"><text:span text:style-name="T40">Назовите константы, испол</text:span><text:span text:style-name="T40">ь</text:span><text:span text:style-name="T40">зу</text:span><text:span text:style-name="T40">я</text:span><text:span text:style-name="T40"> кот</text:span><text:span text:style-name="T40">о</text:span><text:span text:style-name="T40">рые можно вывести данные в пото</text:span><text:span text:style-name="T40">к</text:span><text:span text:style-name="T40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2035423979" text:style-name="L11">
        <text:list-item>
          <text:p text:style-name="P240">допустимые значения и свойства</text:p>
        </text:list-item>
        <text:list-item>
          <text:p text:style-name="P240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486361391" text:style-name="L12">
        <text:list-item>
          <text:p text:style-name="P241">численные: Integer, Float, Fixnum (&lt;Integer), Bignum (&lt;Integer), Numeric</text:p>
        </text:list-item>
        <text:list-item>
          <text:p text:style-name="P241">строковые String</text:p>
        </text:list-item>
        <text:list-item>
          <text:p text:style-name="P241">логические (булевские = boolean): FalseClass, TrueClass</text:p>
        </text:list-item>
        <text:list-item>
          <text:p text:style-name="P246">File, IO, Symbol</text:p>
        </text:list-item>
        <text:list-item>
          <text:p text:style-name="P246">Array</text:p>
        </text:list-item>
        <text:list-item>
          <text:p text:style-name="P246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2177054246" text:style-name="L13">
        <text:list-item>
          <text:p text:style-name="P242">Dictionary, PartOfSpeechDictionary</text:p>
        </text:list-item>
        <text:list-item>
          <text:p text:style-name="P242">Sentence</text:p>
        </text:list-item>
        <text:list-item>
          <text:p text:style-name="P242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554430019" text:style-name="L14">
        <text:list-item>
          <text:p text:style-name="P243">динамическая типизация (shell, awk, ruby, python,...) /dynamically typed language/</text:p>
        </text:list-item>
        <text:list-item>
          <text:p text:style-name="P243">статическая типизация (С, Java)</text:p>
        </text:list-item>
      </text:list>
      <text:p text:style-name="P25"/>
      <text:p text:style-name="P25">При статической типизации</text:p>
      <text:list xml:id="list903916678" text:style-name="L15">
        <text:list-item>
          <text:p text:style-name="P244">тип переменной задается сразу</text:p>
          <text:p text:style-name="P278">пример в C: int a = 20</text:p>
        </text:list-item>
        <text:list-item>
          <text:p text:style-name="P244">тип переменной нельзя изменить в процессе работы</text:p>
        </text:list-item>
      </text:list>
      <text:p text:style-name="P151">пример: a = “now this is a string” </text:p>
      <text:list xml:id="list2099346428" text:continue-numbering="true" text:style-name="L15">
        <text:list-header>
          <text:p text:style-name="P276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55022076" text:style-name="L16">
        <text:list-item>
          <text:list>
            <text:list-item>
              <text:p text:style-name="P245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6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49">expression-that-is-</text:span><text:span text:style-name="T47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<text:soft-page-break/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/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51">us</text:span><text:span text:style-name="T51">e</text:span><text:span text:style-name="T51">r</text:span>/bin/ruby</text:p>
      <text:p text:style-name="P2"><text:soft-page-break/></text:p>
      <text:p text:style-name="P2">while line = gets</text:p>
      <text:p text:style-name="P2"><text:s text:c="4"/><text:span text:style-name="T49">line = </text:span><text:span text:style-name="T49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51">elseif</text:span> line &lt; 0 <text:s/><text:span text:style-name="T50"># line is a string</text:span></text:p>
      <text:p text:style-name="P2"><text:s text:c="7"/>puts line + “ is a negative number”</text:p>
      <text:p text:style-name="P2"><text:s text:c="4"/><text:span text:style-name="T50">elseif</text:span> line == “0”</text:p>
      <text:p text:style-name="P2"><text:s text:c="7"/>puts line + “ is zero”</text:p>
      <text:p text:style-name="P2"><text:s text:c="4"/><text:span text:style-name="T50">elseif</text:span> # should be else</text:p>
      <text:p text:style-name="P2"><text:s text:c="7"/>puts “#{line} is a negative number”</text:p>
      <text:p text:style-name="P2"><text:s text:c="4"/># <text:span text:style-name="T50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2176647511" text:style-name="L17">
        <text:list-item>
          <text:p text:style-name="P247">На что влияет тип данных?</text:p>
        </text:list-item>
        <text:list-item>
          <text:p text:style-name="P247">Как Руби знает, к какому типу относится тот или иной программный объект?</text:p>
        </text:list-item>
      </text:list>
      <text:list xml:id="list1344359494" text:style-name="L18">
        <text:list-item>
          <text:p text:style-name="P279">В двойных/одинарных кавычках это … ? – String</text:p>
        </text:list-item>
        <text:list-item>
          <text:p text:style-name="P279">В квадратных скобках это … ? – Array</text:p>
        </text:list-item>
        <text:list-item>
          <text:p text:style-name="P279">В фигурный скобках это ... ? -- Hash</text:p>
        </text:list-item>
        <text:list-item>
          <text:p text:style-name="P279">Как задать диапазон? – .. или ...</text:p>
        </text:list-item>
      </text:list>
      <text:list xml:id="list1733800183" text:continue-list="list2176647511" text:style-name="L17">
        <text:list-item>
          <text:p text:style-name="P247">Можно ли изменить тип переменной в программе?</text:p>
        </text:list-item>
        <text:list-item>
          <text:p text:style-name="P247">Назовите некоторые методы, которые преобразуют объект к другому типу? – (to_s, to_i, to_f, to_a)</text:p>
        </text:list-item>
        <text:list-item>
          <text:p text:style-name="P24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7">Что такое интерполяция и где ее использовать?</text:p>
        </text:list-item>
        <text:list-item>
          <text:p text:style-name="P247">Почему оператор условия if называется оператором ветвления?</text:p>
        </text:list-item>
        <text:list-item>
          <text:p text:style-name="P247">Сколько веток и какие могут быть в if?</text:p>
        </text:list-item>
        <text:list-item>
          <text:p text:style-name="P247">Имеет ли значение порядок ветвей в if?</text:p>
        </text:list-item>
        <text:list-item>
          <text:p text:style-name="P247">Назовите операторы сравнения: </text:p>
        </text:list-item>
      </text:list>
      <text:list xml:id="list1338900518" text:style-name="L19">
        <text:list-item>
          <text:p text:style-name="P280">ответ: &lt; &gt; == !=</text:p>
        </text:list-item>
      </text:list>
      <text:list xml:id="list1761091814" text:continue-list="list1733800183" text:style-name="L17">
        <text:list-item>
          <text:p text:style-name="P24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7">Почему то, что возвращает оператор =~ , можно использовать в условии?</text:p>
        </text:list-item>
        <text:list-item>
          <text:p text:style-name="P247">Что у руби является true и что false?</text:p>
        </text:list-item>
        <text:list-item>
          <text:p text:style-name="P247">Зачем нужны циклы?</text:p>
        </text:list-item>
        <text:list-item>
          <text:p text:style-name="P247">При каком условии выполняется тело цикла while? Сколько раз он выполняется?</text:p>
        </text:list-item>
        <text:list-item>
          <text:p text:style-name="P247">Когда заканчивается цикл while?</text:p>
        </text:list-item>
        <text:list-item>
          <text:p text:style-name="P247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5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52">NP</text:span>)</text:p>
          </table:table-cell>
          <table:table-cell table:style-name="Table3.C2" office:value-type="string">
            <text:p text:style-name="P154">False (<text:span text:style-name="T52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50">NP</text:span>)</text:p>
          </table:table-cell>
          <table:table-cell table:style-name="Table3.C2" office:value-type="string">
            <text:p text:style-name="P153">tp: <text:span text:style-name="T50">NP</text:span> = <text:span text:style-name="T52">NP</text:span></text:p>
          </table:table-cell>
          <table:table-cell table:style-name="Table3.C2" office:value-type="string">
            <text:p text:style-name="P153">fp: <text:span text:style-name="T50">NP</text:span> != <text:span text:style-name="T52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50">non-NP</text:span>)</text:p>
          </table:table-cell>
          <table:table-cell table:style-name="Table3.C2" office:value-type="string">
            <text:p text:style-name="P153">fn: <text:span text:style-name="T50">non-NP </text:span><text:span text:style-name="T53">!= </text:span><text:span text:style-name="T52">NP</text:span></text:p>
          </table:table-cell>
          <table:table-cell table:style-name="Table3.C2" office:value-type="string">
            <text:p text:style-name="P153"><text:span text:style-name="T53">tn: </text:span><text:span text:style-name="T50">non-NP</text:span> = <text:span text:style-name="T52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161322272" text:style-name="L20">
        <text:list-item>
          <text:p text:style-name="P248">lesson.06.tar.bz2</text:p>
        </text:list-item>
        <text:list-item>
          <text:p text:style-name="P248"/>
        </text:list-item>
        <text:list-item>
          <text:p text:style-name="P248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1911031321" text:style-name="L21">
        <text:list-item>
          <text:p text:style-name="P254">lesson.07.tar.bz2</text:p>
        </text:list-item>
        <text:list-item>
          <text:p text:style-name="P256">dictester.all.tar.bz2 (дапм всего DicTester --all)</text:p>
        </text:list-item>
        <text:list-item>
          <text:p text:style-name="P256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281423489" text:style-name="L22">
        <text:list-item>
          <text:p text:style-name="P249">правильное VBD заканчиватся на ED: confuse -&gt; confused</text:p>
        </text:list-item>
        <text:list-item>
          <text:p text:style-name="P249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767137736" text:style-name="L23">
        <text:list-item>
          <text:p text:style-name="P250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59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7">p.55 и lesson.14 в старом курсе, можно взять без изменений</text:p>
      <text:p text:style-name="P187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48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58">Вопрос: </text:span><text:span text:style-name="T58">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58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200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1427647677" text:style-name="L24">
        <text:list-item>
          <text:p text:style-name="P251">lesson.08.tar.bz2</text:p>
        </text:list-item>
        <text:list-item>
          <text:p text:style-name="P251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923530131" text:style-name="L25">
        <text:list-item>
          <text:p text:style-name="P255">Что есть массив и в чем его отличие от просто переменной?</text:p>
        </text:list-item>
        <text:list-item>
          <text:p text:style-name="P255">Как объявить массив? Зачем объявлять массив?</text:p>
        </text:list-item>
        <text:list-item>
          <text:p text:style-name="P255">Как создать массив? Как создать массив строк?</text:p>
        </text:list-item>
        <text:list-item>
          <text:p text:style-name="P25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5">Как получить содержимое какой-то ячейки массива? И как положить значение в ячейку?</text:p>
        </text:list-item>
        <text:list-item>
          <text:p text:style-name="P255">Можно ли получать или назначать значения сразу нескольким элементам массива?</text:p>
        </text:list-item>
        <text:list-item>
          <text:p text:style-name="P25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5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1059796406" text:style-name="L26">
        <text:list-item>
          <text:p text:style-name="P252">lesson.09.tar.bz2</text:p>
        </text:list-item>
        <text:list-item>
          <text:p text:style-name="P252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215478320" text:style-name="L27">
        <text:list-item>
          <text:p text:style-name="P253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oft-page-break/><text:s text:c="2"/>puts i</text:p>
      <text:p text:style-name="P55">end</text:p>
      <text:p text:style-name="P55"/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4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><text:soft-page-break/></text:p>
      <text:p text:style-name="P51">&gt;&gt;&gt; Вопрос, что такое оператор | </text:p>
      <text:p text:style-name="P51">&gt;&gt;&gt; ri 'Array#|'</text:p>
      <text:p text:style-name="P51"/>
      <text:p text:style-name="P51">Домашнее задание: почитать ri Array</text:p>
      <text:p text:style-name="P73"/>
      <text:p text:style-name="P67">Получение нескольких <text:span text:style-name="T59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478292279" text:style-name="L28">
        <text:list-item>
          <text:p text:style-name="P212">метод Kernel#load</text:p>
        </text:list-item>
        <text:list-item>
          <text:p text:style-name="P212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48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49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1597087290" text:style-name="L29">
        <text:list-item>
          <text:p text:style-name="P291">lesson.10.tar.bz2</text:p>
        </text:list-item>
      </text:list>
      <text:p text:style-name="P157"/>
      <text:p text:style-name="P160">Вопросы</text:p>
      <text:p text:style-name="P160"/>
      <text:list xml:id="list31953385" text:style-name="L30">
        <text:list-item>
          <text:p text:style-name="P295">Сколько времени ушло на ДЗ на этой неделе?</text:p>
        </text:list-item>
        <text:list-item>
          <text:p text:style-name="P295">Просмотрели ли презентацию до конца и есть ли вопросы? Что стоит рассмотреть сейчас?</text:p>
        </text:list-item>
        <text:list-item>
          <text:p text:style-name="P295">Что общего в методах, имена которых оканчиваются на знак вопроса?</text:p>
        </text:list-item>
        <text:list-item>
          <text:p text:style-name="P295">О чем говорит знак ! в имени метода?</text:p>
        </text:list-item>
        <text:list-item>
          <text:p text:style-name="P295">Все ли методы, оканчивающиеся на ! изменяют объект, к которому применяются?</text:p>
        </text:list-item>
        <text:list-item>
          <text:p text:style-name="P295">Назовите какие-нибудь методы объектов класса Array? И что они делают?</text:p>
        </text:list-item>
        <text:list-item>
          <text:p text:style-name="P295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196891775" text:style-name="L31">
        <text:list-item>
          <text:p text:style-name="P296">lengths.with_cp1252 - <text:s/>длины вычислены неправильно</text:p>
        </text:list-item>
        <text:list-item>
          <text:p text:style-name="P296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701586876" text:style-name="L32">
        <text:list-item>
          <text:p text:style-name="P298">Как определить каждое 10е предложение в тексте?</text:p>
        </text:list-item>
        <text:list-item>
          <text:p text:style-name="P298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2124058584" text:style-name="L33">
        <text:list-item>
          <text:p text:style-name="P292">глобальная переменная @nth</text:p>
        </text:list-item>
        <text:list-item>
          <text:p text:style-name="P292">внешняя библиотека optparse</text:p>
        </text:list-item>
        <text:list-item>
          <text:p text:style-name="P292">опция --help</text:p>
        </text:list-item>
        <text:list-item>
          <text:p text:style-name="P292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4"/>
      <text:list xml:id="list256567143" text:style-name="L34">
        <text:list-item>
          <text:p text:style-name="P282">map <text:s text:c="5"/><text:span text:style-name="T61">map!</text:span></text:p>
        </text:list-item>
        <text:list-item>
          <text:p text:style-name="P282">collect <text:s text:c="2"/><text:span text:style-name="T61">collect!</text:span></text:p>
        </text:list-item>
      </text:list>
      <text:p text:style-name="P195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48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49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8"/>
      <text:p text:style-name="P193"/>
      <text:p text:style-name="P196">Задания на Array#map</text:p>
      <text:p text:style-name="P196"/>
      <text:p text:style-name="P198">Задание: Дано теггированное предложение. Как вывести его без тегов? Как вывести только теги (только цепочка тегов, без слов)?</text:p>
      <text:p text:style-name="P197"/>
      <text:p text:style-name="P198"><text:tab/>не используя String#gsub на всем предложении</text:p>
      <text:p text:style-name="P193"><text:tab/>можно использовать String#match, Array#index, Array#split, String#gsub</text:p>
      <text:p text:style-name="P193"/>
      <text:p text:style-name="P193"><text:tab/>Что есть в тексте есть фразы as_ well_RB ?</text:p>
      <text:p text:style-name="P193"/>
      <text:p text:style-name="P193">ответ: lesson.10/untag.rb</text:p>
      <text:p text:style-name="P193"/>
      <text:p text:style-name="P193"><text:span text:style-name="T59">Домашнее</text:span><text:span text:style-name="T49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1908289398" text:continue-list="list1597087290" text:style-name="L29">
        <text:list-item>
          <text:p text:style-name="P291">lesson.11.tar.bz2</text:p>
        </text:list-item>
      </text:list>
      <text:p text:style-name="P157"/>
      <text:p text:style-name="P160">Вопросы</text:p>
      <text:p text:style-name="P160"/>
      <text:list xml:id="list1644499939" text:style-name="L35">
        <text:list-item>
          <text:p text:style-name="P297">Сколько времени ушло на ДЗ на этой неделе?</text:p>
        </text:list-item>
        <text:list-item>
          <text:p text:style-name="P297">Для чего предназначен Array#map?</text:p>
        </text:list-item>
        <text:list-item>
          <text:p text:style-name="P297">Есть ли парный опасный метод Array#map! ?</text:p>
        </text:list-item>
        <text:list-item>
          <text:p text:style-name="P297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8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199"><text:span text:style-name="T59">Даны среднемесячные температуры в г. Надыме. Как</text:span> <text:span text:style-name="T59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59"><text:s/>temperatures</text:span><text:span text:style-name="T59">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2"><text:span text:style-name="T59"><text:s/></text:span><text:span text:style-name="T59">temp</text:span><text:span text:style-name="T59">eratures</text:span><text:span text:style-name="T59">.select {|temp| temp &gt; 0} </text:span></text:p>
      <text:p text:style-name="P171"><text:s/>#=&gt; [1.2, 10.6, 16.0, 12.1, 4.9]</text:p>
      <text:p text:style-name="P172"><text:span text:style-name="T59">то есть, </text:span><text:span text:style-name="T2">массив</text:span><text:span text:style-name="T59"> всех подходящих значений</text:span></text:p>
      <text:p text:style-name="P171"/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1155917858" text:continue-list="list1908289398" text:style-name="L29">
        <text:list-item>
          <text:p text:style-name="P291">lesson.12.tar.bz2</text:p>
        </text:list-item>
      </text:list>
      <text:p text:style-name="P157"/>
      <text:p text:style-name="P161">Вопросы</text:p>
      <text:list xml:id="list76900652" text:style-name="L36">
        <text:list-header>
          <text:p text:style-name="P299"/>
        </text:list-header>
        <text:list-item>
          <text:p text:style-name="P301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93">Метод sort оперирует двумя аргументами (они в |a,b|). Что это за аргументы?</text:p>
        </text:list-item>
        <text:list-item>
          <text:p text:style-name="P293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93">Как Array#sort отсортирует массив массивов?</text:p>
        </text:list-item>
        <text:list-item>
          <text:p text:style-name="P293">Чем отличается Array#sort_by от Array#sort ?</text:p>
        </text:list-item>
        <text:list-item>
          <text:p text:style-name="P293">Чем отличаются методы Array#all? и Array#any?</text:p>
        </text:list-item>
        <text:list-item>
          <text:p text:style-name="P302"><text:span text:style-name="T24">Какими способами можно установить, что некоторый элемент присутс</text:span><text:span text:style-name="T24">т</text:span><text:span text:style-name="T24">вует в массиве? – <text:s/>(include?/member? → boolean, Array#index/</text:span><text:span text:style-name="T24">#rindex</text:span><text:span text:style-name="T24"> → position, find → сам элемент)</text:span></text:p>
        </text:list-item>
        <text:list-item>
          <text:p text:style-name="P302"><text:span text:style-name="T24">Какие из этих методом принимают блок и зачем? </text:span><text:span text:style-name="T24">- index/rindex/find. чтобы задавать более сложное условие, а не буквальное равенство.</text:span></text:p>
        </text:list-item>
        <text:list-item>
          <text:p text:style-name="P302"><text:span text:style-name="T24">Правда ли, что метод index есть только у массивов? - нет, он есть и у String (см. </text:span><text:span text:style-name="T24">ri index</text:span><text:span text:style-name="T24">)</text:span></text:p>
        </text:list-item>
        <text:list-item>
          <text:p text:style-name="P293">Почему Array#index/rindex/find можно использовать в условиях? - они возвращают nil, если ничего не найдено</text:p>
        </text:list-item>
        <text:list-item>
          <text:p text:style-name="P302"><text:span text:style-name="T24">Чем отличается Array#find от Array#select</text:span><text:span text:style-name="T24">?</text:span></text:p>
        </text:list-item>
        <text:list-item>
          <text:p text:style-name="P293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1007948190" text:style-name="L37">
        <text:list-item>
          <text:p text:style-name="P213">возможность абстрагироваться от деталей реализации</text:p>
        </text:list-item>
        <text:list-item>
          <text:p text:style-name="P213">более читабельный и более легко управляемый код</text:p>
        </text:list-item>
        <text:list-item>
          <text:p text:style-name="P213">возможность повторного использования (code reuse)</text:p>
          <text:p text:style-name="P213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2">Использование (вызов) метода:</text:p>
      <text:p text:style-name="P52"/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<text:soft-page-break/>ответ: methods/max_of_three.3.rb</text:p>
      <text:p text:style-name="P56"/>
      <text:p text:style-name="P67">Передача объектов в метод</text:p>
      <text:p text:style-name="P52"/>
      <text:p text:style-name="P52">Объекты, передаваемые в метод через аргументы, передаются</text:p>
      <text:list xml:id="list831554301" text:style-name="L38">
        <text:list-item>
          <text:p text:style-name="P259"><text:span text:style-name="T22">по </text:span><text:span text:style-name="T22">значению (по </text:span><text:span text:style-name="T22">копии</text:span><text:span text:style-name="T22">)</text:span></text:p>
        </text:list-item>
        <text:list-item>
          <text:p text:style-name="P259"><text:span text:style-name="T22">по </text:span><text:span text:style-name="T22">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soft-page-break/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soft-page-break/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<text:soft-page-break/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1627958947" text:style-name="L39">
        <text:list-item>
          <text:p text:style-name="P214">lesson.13.tar.bz2</text:p>
        </text:list-item>
      </text:list>
      <text:p text:style-name="P4"/>
      <text:p text:style-name="P14">Вопросы</text:p>
      <text:p text:style-name="P4"/>
      <text:list xml:id="list301093649" text:style-name="L40">
        <text:list-item>
          <text:p text:style-name="P215">зачем нужны методы?</text:p>
        </text:list-item>
        <text:list-item>
          <text:p text:style-name="P215">что возвращает метод и как он это делает?</text:p>
        </text:list-item>
        <text:list-item>
          <text:p text:style-name="P215">сколько значений может вернуть метод в руби?</text:p>
        </text:list-item>
      </text:list>
      <text:list xml:id="list1432648400" text:style-name="L41">
        <text:list-item>
          <text:p text:style-name="P216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753562115" text:continue-list="list301093649" text:style-name="L40">
        <text:list-item>
          <text:p text:style-name="P215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5">как взаимодействуют ОДНОИМЕННЫЕ переменные внутри метода с переменными вне этого метода?</text:p>
        </text:list-item>
        <text:list-item>
          <text:p text:style-name="P215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485604476" text:style-name="L42">
        <text:list-item>
          <text:p text:style-name="P217">как задать глобальную переменную (для данного скрипта)? -- $name @name или константа</text:p>
        </text:list-item>
      </text:list>
      <text:list xml:id="list892085401" text:continue-list="list1753562115" text:style-name="L40">
        <text:list-item>
          <text:p text:style-name="P215">можно ли определить метод, который не принимает никаких аргументов?</text:p>
        </text:list-item>
        <text:list-item>
          <text:p text:style-name="P215">как передаются аргументы в метод?</text:p>
        </text:list-item>
      </text:list>
      <text:list xml:id="list757160238" text:style-name="L43">
        <text:list-item>
          <text:p text:style-name="P218">позиционно</text:p>
        </text:list-item>
        <text:list-item>
          <text:p text:style-name="P218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<text:soft-page-break/>syn_mtag2ts_max_freq.2.rb</text:p>
      <text:p text:style-name="P55"/>
      <text:list xml:id="list1431924196" text:style-name="L44">
        <text:list-item>
          <text:p text:style-name="P219">использует Array#max_by (см. также Array#max_by)</text:p>
        </text:list-item>
        <text:list-item>
          <text:p text:style-name="P219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2009739694" text:style-name="L45">
        <text:list-item>
          <text:p text:style-name="P220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1630782114" text:style-name="L46">
        <text:list-item>
          <text:p text:style-name="P221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1456651471" text:style-name="L47">
        <text:list-item>
          <text:p text:style-name="P222">все сжато в одну операцию. так писать нельзя</text:p>
        </text:list-item>
        <text:list-item>
          <text:p text:style-name="P222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2008608755" text:style-name="L48">
        <text:list-item>
          <text:p text:style-name="P223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797363158" text:style-name="L49">
        <text:list-item>
          <text:p text:style-name="P224">использует метод title?</text:p>
        </text:list-item>
        <text:list-item>
          <text:p text:style-name="P224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617773539" text:style-name="L50">
        <text:list-item>
          <text:p text:style-name="P225">метод изменяет сам объект</text:p>
        </text:list-item>
        <text:list-item>
          <text:p text:style-name="P225">метод выполняет какое-то действие, результат которого не важен</text:p>
          <text:p text:style-name="P225"/>
        </text:list-item>
      </text:list>
      <text:p text:style-name="P52"><text:tab/>def greet(name)</text:p>
      <text:p text:style-name="P52"><text:soft-page-break/><text:tab/><text:tab/>puts “Hello, #{name}.”</text:p>
      <text:p text:style-name="P52"><text:tab/>end</text:p>
      <text:p text:style-name="P52"/>
      <text:p text:style-name="P52"><text:tab/>greet(“Zeus”)</text:p>
      <text:p text:style-name="P52"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><text:soft-page-break/></text:p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/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48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1657949606" text:continue-list="list1627958947" text:style-name="L39">
        <text:list-item>
          <text:p text:style-name="P214">lesson.15.tar.bz2</text:p>
        </text:list-item>
      </text:list>
      <text:p text:style-name="P4"/>
      <text:p text:style-name="P14">Вопросы</text:p>
      <text:p text:style-name="P106"/>
      <text:list xml:id="list2139636225" text:style-name="L51">
        <text:list-item>
          <text:p text:style-name="P265">какой/ие из методой более универсальны: upto/downto/step?</text:p>
        </text:list-item>
        <text:list-item>
          <text:p text:style-name="P26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5">как сделать методы еще более пригодными для повторного использования?</text:p>
        </text:list-item>
        <text:list-item>
          <text:p text:style-name="P265">как объявить модуль и методы в нем?</text:p>
        </text:list-item>
        <text:list-item>
          <text:p text:style-name="P264"><text:span text:style-name="T54">как использовать модуль? </text:span><text:span text:style-name="T54">– как загрузить модуль</text:span></text:p>
        </text:list-item>
        <text:list-item>
          <text:p text:style-name="P265">когда мы используем require, то что мы указываем, это имя файла или имя модуля?</text:p>
        </text:list-item>
        <text:list-item>
          <text:p text:style-name="P265">одно ли это и то же, использовать в команде require имя файла с расширением и без расширения?</text:p>
        </text:list-item>
        <text:list-item>
          <text:p text:style-name="P265">можно ли указывать в require путь к файлу? Нужно ли?</text:p>
        </text:list-item>
        <text:list-item>
          <text:p text:style-name="P26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48">неупорядоченная </text:span><text:span text:style-name="T48">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<text:soft-page-break/>&gt;&gt;&gt; не путать в %w{ ... } для задания массивов</text:p>
      <text:p text:style-name="P52"/>
      <text:p text:style-name="P52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<text:soft-page-break/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<text:soft-page-break/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62">Д</text:span><text:span text:style-name="T62">ефолтные значения</text:span></text:p>
      <text:p text:style-name="P67"/>
      <text:p text:style-name="P52">Обращение к несуществующему ключу возвращает nil</text:p>
      <text:p text:style-name="P52"/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</text:span><text:span text:style-name="T1">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soft-page-break/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/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530616030" text:style-name="L52">
        <text:list-item>
          <text:p text:style-name="P226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<text:soft-page-break/>Другие возможности: Array#delete_at, Array#[1..-1]</text:p>
      <text:p text:style-name="P52"/>
      <text:p text:style-name="P67"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><text:soft-page-break/></text:p>
      <text:p text:style-name="P52">см. lesson.16/test_hash_from_array</text:p>
      <text:p text:style-name="P52"/>
      <text:p text:style-name="P52">Преобразование хэша в массив</text:p>
      <text:p text:style-name="P52"/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868902227" text:style-name="L53">
        <text:list-item>
          <text:p text:style-name="P227">lesson.17.tar.bz2</text:p>
        </text:list-item>
      </text:list>
      <text:list xml:id="list534954018" text:continue-list="list530616030" text:style-name="L52">
        <text:list-header>
          <text:p text:style-name="P274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45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48">нисходящем</text:span> <text:soft-page-break/>порядке по <text:span text:style-name="T48">численному</text:span> значению ключа.</text:p>
      <text:p text:style-name="P52"/>
      <text:p text:style-name="P52"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49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49">|</text:span><text:span text:style-name="T49">key</text:span><text:span text:style-name="T49">, </text:span><text:span text:style-name="T49">val</text:span><text:span text:style-name="T49">|</text:span></text:p>
      <text:p text:style-name="P52"><text:tab/><text:span text:style-name="T49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49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<text:soft-page-break/>&gt;&gt;&gt; так как: ee &lt; eni &lt; eno &lt; evi ...</text:p>
      <text:p text:style-name="P52"/>
      <text:p text:style-name="P52">ответ: hashsort/test_sort_6.rb</text:p>
      <text:p text:style-name="P52"/>
      <text:p text:style-name="P71"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><text:soft-page-break/></text:p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03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3">time -p user=0.24</text:p>
      <text:p text:style-name="P171"/>
      <text:p text:style-name="P171">finding_queries_2</text:p>
      <text:p text:style-name="P204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4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4">time -p user=2215.42 (36min) (на words.txt)</text:p>
      <text:p text:style-name="P204"/>
      <text:p text:style-name="P110">finding_queries_3</text:p>
      <text:p text:style-name="P205">решение основано на finding_queries_2, но итерирование происходит по массиву слов предложения.</text:p>
      <text:p text:style-name="P205">time -p user=1232.39 (20min) (на words.txt)</text:p>
      <text:p text:style-name="P171"/>
      <text:p text:style-name="P171"><text:soft-page-break/>finding_queries_4</text:p>
      <text:p text:style-name="P201"><text:span text:style-name="T60">хорошее решение, использующее хэш вместо массива. итерирование по </text:span><text:span text:style-name="T60">словам предложения.</text:span></text:p>
      <text:p text:style-name="P202">time -p user=0.97 (1.5sec) (на words.txt)</text:p>
      <text:p text:style-name="P202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202">построение подстрок от заданной позиции, используя string[start, end]</text:p>
      <text:p text:style-name="P202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2">ответ: all_substrings_2</text:p>
      <text:p text:style-name="P171"/>
      <text:p text:style-name="P171">all_substrings_3</text:p>
      <text:p text:style-name="P206">генерация всех подстрок длин 3 из заданного слова, начиная от начала слова.</text:p>
      <text:p text:style-name="P20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728995511" text:style-name="L54">
        <text:list-item>
          <text:p text:style-name="P266"><text:span text:style-name="T4">lesson.1</text:span><text:span text:style-name="T4">9</text:span><text:span text:style-name="T4">.tar.bz2</text:span></text:p>
        </text:list-item>
        <text:list-item>
          <text:p text:style-name="P228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1225082152" text:continue-numbering="true" text:style-name="L54">
        <text:list-item>
          <text:p text:style-name="P266"><text:span text:style-name="T4">lesson.</text:span><text:span text:style-name="T4">20</text:span><text:span text:style-name="T4">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soft-page-break/><text:tab/>num = 12345</text:p>
      <text:p text:style-name="P52">чтобы получить разряд единиц (1234<text:span text:style-name="T1">5</text:span>)</text:p>
      <text:p text:style-name="P52"/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2">n % 100 / 10</text:p>
          </table:table-cell>
          <table:table-cell table:style-name="Таблица8.C4" office:value-type="string">
            <text:p text:style-name="P52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63">% 100</text:span><text:span text:style-name="T63">0</text:span><text:span text:style-name="T63"> / 10</text:span><text:span text:style-name="T63">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<text:soft-page-break/>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1927968905" text:style-name="L55">
        <text:list-item>
          <text:p text:style-name="P229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614653908" text:style-name="L56">
        <text:list-item>
          <text:p text:style-name="P230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22">Шаг 2. </text:span><text:span text:style-name="T22">Работает ли сортировка для тесткейса #2?</text:span><text:span text:style-name="T22"> </text:span>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62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1852255883" text:continue-list="list1225082152" text:style-name="L54">
        <text:list-item>
          <text:p text:style-name="P275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64">ß</text:span> --&gt; SS но не всякое SS -&gt; <text:span text:style-name="T64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><text:soft-page-break/></text:p>
      <text:p text:style-name="P52">&gt; require 'unicode_utils'</text:p>
      <text:p text:style-name="P52"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<text:soft-page-break/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/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<text:soft-page-break/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59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soft-page-break/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/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><text:soft-page-break/></text:p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285241087" text:continue-numbering="true" text:style-name="L54">
        <text:list-item>
          <text:p text:style-name="P228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7">Some things to think about when choosing between these mechanisms are:</text:p>
            <text:list xml:id="list1758497115" text:style-name="L57">
              <text:list-item>
                <text:p text:style-name="P303">Do you just want stdout or do you need stderr as well? or even separated out? </text:p>
              </text:list-item>
              <text:list-item>
                <text:p text:style-name="P303">How big is your output? Do you want to hold the entire result in memory? </text:p>
              </text:list-item>
              <text:list-item>
                <text:p text:style-name="P303">Do you want to read some of your output while the subprocess is still running? </text:p>
              </text:list-item>
              <text:list-item>
                <text:p text:style-name="P303">Do you need result codes? </text:p>
              </text:list-item>
              <text:list-item>
                <text:p text:style-name="P304">Do you need a ruby object that represents the process and lets you kill it on demand? </text:p>
              </text:list-item>
            </text:list>
            <text:p text:style-name="P207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7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59"><text:tab/>IO</text:span>.<text:span text:style-name="T59">popen</text:span>("date") { <text:span text:style-name="T59">|</text:span><text:span text:style-name="T59">io</text:span><text:span text:style-name="T59">|</text:span> <text:span text:style-name="T59">puts</text:span> <text:span text:style-name="T59">io</text:span>.<text:span text:style-name="T59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59"><text:tab/></text:span><text:span text:style-name="T59">io = </text:span><text:span text:style-name="T59">IO</text:span>.<text:span text:style-name="T59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2113152423" text:style-name="L58">
        <text:list-item>
          <text:p text:style-name="P231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31">какие способы позволяют забрать выход выполненной программы? - `cmd`, <text:s/>%x{cmd}, IO.popen</text:p>
        </text:list-item>
        <text:list-item>
          <text:p text:style-name="P231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31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31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31">Годиться ли IO.popen для запуска только лишь одиночных команд? – нет, и для пайпов тоже</text:p>
        </text:list-item>
        <text:list-item>
          <text:p text:style-name="P231">Как передать данные на вход команде/пайпу, открытому при помощи IO.popen – IO#puts</text:p>
        </text:list-item>
        <text:list-item>
          <text:p text:style-name="P267"><text:span text:style-name="T4">Как забрать данные? – IO</text:span><text:span text:style-name="T4">#</text:span><text:span text:style-name="T4">gets</text:span></text:p>
        </text:list-item>
        <text:list-item>
          <text:p text:style-name="P231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31"><text:s/>Как бороться с буферизацией? – stdbuf, --flush</text:p>
        </text:list-item>
        <text:list-item>
          <text:p text:style-name="P231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31">Какие режимы открывания файла/пайпа есть - r, w, a и r+, w+, a+</text:p>
        </text:list-item>
        <text:list-item>
          <text:p text:style-name="P231">чем отличается w от a?</text:p>
        </text:list-item>
        <text:list-item>
          <text:p text:style-name="P231">Как нужно открыть пайп, чтобы иметь возможность как писать в него, так и читать? – r+ или w+</text:p>
        </text:list-item>
        <text:list-item>
          <text:p text:style-name="P231">В чем отличие r+ от w+ – при открытии файла, r+ ругнется, если файла нет. w+ просто его создаст</text:p>
        </text:list-item>
        <text:list-item>
          <text:p text:style-name="P231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1062651385" text:style-name="L59">
        <text:list-item>
          <text:p text:style-name="P232">еще раз рассказать, что assign_properties необязателен (изменен слайд 175)</text:p>
        </text:list-item>
        <text:list-item>
          <text:p text:style-name="P232">разбор assign_properties</text:p>
        </text:list-item>
        <text:list-item>
          <text:p text:style-name="P232"><text:soft-page-break/>разобрать скрипт verticalize</text:p>
        </text:list-item>
        <text:list-item>
          <text:p text:style-name="P232">объяснить: word, *tmp, tag = line.split</text:p>
        </text:list-item>
        <text:list-item>
          <text:p text:style-name="P232">реализовать restore_spaces (slide 178). показать, как его тестировать на исходном train.vert с эталонными тегами.</text:p>
          <text:p text:style-name="P232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58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58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65"><text:tab/>IO.popen([</text:span><text:span text:style-name="T66">env</text:span>,] cmd, mode="r" [, opt])</text:p>
      <text:p text:style-name="P2"/>
      <text:p text:style-name="P16"><text:span text:style-name="T58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177805955" text:style-name="L60">
        <text:list-item>
          <text:p text:style-name="P268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2114811006" text:style-name="L61">
        <text:list-item>
          <text:p text:style-name="P269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9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9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9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9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9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9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9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6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56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56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6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6"><text:span text:style-name="Source_20_Text"><text:span text:style-name="T8"/></text:span></text:p>
      <text:p text:style-name="P186"><text:span text:style-name="Source_20_Text"><text:span text:style-name="T8">!!! Вопрос: в какую скобку попадает год в следующем РВ?</text:span></text:span></text:p>
      <text:p text:style-name="P186"><text:span text:style-name="Source_20_Text"><text:span text:style-name="T8"/></text:span></text:p>
      <text:p text:style-name="P186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229248358" text:style-name="L62">
        <text:list-item>
          <text:p text:style-name="P270"><text:span text:style-name="Source_20_Text"><text:span text:style-name="T5">lesson.29.tar.bz2</text:span></text:span></text:p>
          <text:p text:style-name="P270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454509323" text:continue-numbering="true" text:style-name="L62">
        <text:list-item>
          <text:p text:style-name="P271"><text:span text:style-name="Source_20_Text"><text:span text:style-name="T4">lesson.30.tar.bz2 (тест)</text:span></text:span></text:p>
        </text:list-item>
        <text:list-item>
          <text:p text:style-name="P271"><text:span text:style-name="Source_20_Text"><text:span text:style-name="T4">lesson.31.tar.bz2 (рекурсия)</text:span></text:span></text:p>
        </text:list-item>
      </text:list>
      <text:p text:style-name="P47"/>
      <text:p text:style-name="P47"><text:span text:style-name="Source_20_Text"><text:span text:style-name="T14">Вопросы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1">Э</text:span></text:span><text:span text:style-name="Source_20_Text"><text:span text:style-name="T11">ти</text:span></text:span><text:span text:style-name="Source_20_Text"><text:span text:style-name="T11"> же вопросы </text:span></text:span><text:span text:style-name="Source_20_Text"><text:span text:style-name="T11">без ответов </text:span></text:span><text:span text:style-name="Source_20_Text"><text:span text:style-name="T11">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7">Переделайте пример выше так, чтобы одна из скобок стала незахватывающей</text:span></text:span><text:span text:style-name="Source_20_Text"><text:span text:style-name="T68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21">m i x</text:span></text:span><text:span text:style-name="Source_20_Text"><text:span text:style-name="T5"> (NB: опция </text:span></text:span><text:span text:style-name="Source_20_Text"><text:span text:style-name="T21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7">Можно ли выключить опцию для конкретной скобки? </text:span></text:span><text:span text:style-name="Source_20_Text"><text:span text:style-name="T68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7"><text:tab/>&gt; "apple".match /(?:PP)l/i</text:span></text:span></text:p>
      <text:p text:style-name="Standard"><text:span text:style-name="Source_20_Text"><text:span text:style-name="T68"><text:tab/></text:span></text:span><text:span text:style-name="Source_20_Text"><text:span text:style-name="T67">&gt; "apple".match</text:span></text:span></text:p>
      <text:p text:style-name="Standard"><text:span text:style-name="Source_20_Text"><text:span text:style-name="T67"/></text:span></text:p>
      <text:p text:style-name="Standard"><text:span text:style-name="Source_20_Text"><text:span text:style-name="T67">Ответ:</text:span></text:span></text:p>
      <text:p text:style-name="Standard"><text:span text:style-name="Source_20_Text"><text:span text:style-name="T67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6"><text:span text:style-name="Source_20_Text"><text:span text:style-name="T5">13. </text:span></text:span><text:span text:style-name="Source_20_Text"><text:span text:style-name="T67">Что заметчит следующее РВ? И почему</text:span></text:span><text:span text:style-name="Source_20_Text"><text:span text:style-name="T68"> (опишите словами или подчеркните в </text:span></text:span><text:span text:style-name="Source_20_Text"><text:span text:style-name="T67">str</text:span></text:span><text:span text:style-name="Source_20_Text"><text:span text:style-name="T68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7">lesson.30/test_re_13</text:span></text:span><text:span text:style-name="Source_20_Text"><text:span text:style-name="T68">.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<text:tab/>&gt; str = "S p RING\nHas\nCome" </text:span></text:span></text:p>
      <text:p text:style-name="P186"><text:span text:style-name="Source_20_Text"><text:span text:style-name="T5"><text:tab/>&gt; re = /(?mx-i:[A-Z] .+ [A-Z])/</text:span></text:span></text:p>
      <text:p text:style-name="P186"><text:span text:style-name="Source_20_Text"><text:span text:style-name="T5"><text:tab/>&gt; str.match re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см. lesson.30/test_re_13</text:span></text:span></text:p>
      <text:p text:style-name="P186"><text:span text:style-name="Source_20_Text"><text:span text:style-name="T6"/></text:span></text:p>
      <text:p text:style-name="P186"><text:span text:style-name="Source_20_Text"><text:span text:style-name="T55">Ответ:</text:span></text:span></text:p>
      <text:p text:style-name="P186"><text:span text:style-name="Source_20_Text"><text:span text:style-name="T55"><text:tab/>1) /[A-Z]/ метчит “S”</text:span></text:span></text:p>
      <text:p text:style-name="P186"><text:span text:style-name="Source_20_Text"><text:span text:style-name="T55"><text:tab/>2) пробелы вокруг .+ игнорируются, так как включени режим /x</text:span></text:span></text:p>
      <text:p text:style-name="P186"><text:span text:style-name="Source_20_Text"><text:span text:style-name="T55"><text:tab/>3) /.+/ метчит “ p RING\nHas\n” так как включени /m которая позволяет метчить \s метасимволом /./</text:span></text:span></text:p>
      <text:p text:style-name="P186"><text:span text:style-name="Source_20_Text"><text:span text:style-name="T55"><text:tab/>4) [A-Z] метчит “C”</text:span></text:span></text:p>
      <text:p text:style-name="P186"><text:span text:style-name="Source_20_Text"><text:span text:style-name="T55"/></text:span></text:p>
      <text:p text:style-name="P186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7">Разделяй и властвуй</text:p>
      <text:p text:style-name="P67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2"/>
      <text:p text:style-name="P124"><text:span text:style-name="Source_20_Text"><text:span text:style-name="T29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8"/></text:span></text:p>
      <text:p text:style-name="P67">Рекурсия в работе и в быту</text:p>
      <text:p text:style-name="P67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1849098029" text:style-name="L63">
        <text:list-item>
          <text:p text:style-name="P233">простая - вызывает себя непосредственно</text:p>
        </text:list-item>
        <text:list-item>
          <text:p text:style-name="P233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27">родитель </text:span></text:span><text:span text:style-name="Source_20_Text"><text:span text:style-name="T36">-&gt; </text:span></text:span><text:span text:style-name="Source_20_Text"><text:span text:style-name="T27">дочерние узлы, дочерние узлы в свою очередь являются родительскими для других узлов</text:span></text:span></text:p>
      <text:list xml:id="list1821520949" text:continue-numbering="true" text:style-name="L63">
        <text:list-header>
          <text:p text:style-name="P283"><text:span text:style-name="Source_20_Text"><text:span text:style-name="T15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2061091140" text:style-name="L64">
        <text:list-item>
          <text:p text:style-name="P234">функция задана для некоторого начального значения a (base case)</text:p>
        </text:list-item>
        <text:list-item>
          <text:p text:style-name="P234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9"><text:span text:style-name="Source_20_Text"><text:span text:style-name="T27"><text:s text:c="5"/>{ <text:s text:c="2"/>f(k+1) = a * f(k)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27">Вычисление a^5</text:span></text:span></text:p>
      <text:p text:style-name="P189"><text:span text:style-name="Source_20_Text"><text:span text:style-name="T20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>&gt;&gt;&gt; рекуррентное определение - это forward recursion. </text:span></text:span></text:p>
      <text:p text:style-name="P186"><text:span text:style-name="Source_20_Text"><text:span text:style-name="T5">&gt;&gt;&gt; Дополнительно надо знать, когда остановиться (k стало равным n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Вопрос: Можно ли эту задачу решить используя цикл?</text:span></text:span></text:p>
      <text:p text:style-name="P186"><text:span text:style-name="Source_20_Text"><text:span text:style-name="T5">Ответ: да, см. power_loop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6"><text:span text:style-name="Source_20_Text"><text:span text:style-name="T5"/></text:span></text:p>
      <text:p text:style-name="P121"><text:span text:style-name="Source_20_Text"><text:span text:style-name="T36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27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27"/></text:span></text:p>
      <text:p text:style-name="P124"><text:span text:style-name="Source_20_Text"><text:span text:style-name="T31">Разделяй и властвуй</text:span></text:span><text:span text:style-name="Source_20_Text"><text:span text:style-name="T29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9"/></text:span></text:p>
      <text:p text:style-name="P124"><text:span text:style-name="Source_20_Text"><text:span text:style-name="T27">Backward recursion - от большей задачи через меньшие задачи мы приходим к base case.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f(n) = a^n для n&gt;=0</text:span></text:span></text:p>
      <text:p text:style-name="P124"><text:span text:style-name="Source_20_Text"><text:span text:style-name="T20"/></text:span></text:p>
      <text:p text:style-name="P2"><text:s text:c="5"/>{ <text:s text:c="2"/>f(0) = 1</text:p>
      <text:p text:style-name="P124"><text:span text:style-name="Source_20_Text"><text:span text:style-name="T27"><text:s text:c="5"/>{ <text:s text:c="2"/>f(k) = a * f(k-1)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20"/></text:span></text:p>
      <text:p text:style-name="P186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def power a, n</text:span></text:span></text:p>
      <text:p text:style-name="P186"><text:span text:style-name="Source_20_Text"><text:span text:style-name="T5"><text:tab/>if n == 0</text:span></text:span></text:p>
      <text:p text:style-name="P186"><text:span text:style-name="Source_20_Text"><text:span text:style-name="T5"><text:tab/><text:tab/>return 1</text:span></text:span></text:p>
      <text:p text:style-name="P186"><text:span text:style-name="Source_20_Text"><text:span text:style-name="T5"><text:tab/>else</text:span></text:span></text:p>
      <text:p text:style-name="P186"><text:span text:style-name="Source_20_Text"><text:span text:style-name="T5"><text:tab/><text:tab/>return a * power(a, n-1)</text:span></text:span></text:p>
      <text:p text:style-name="P186"><text:span text:style-name="Source_20_Text"><text:span text:style-name="T5"><text:tab/>end</text:span></text:span></text:p>
      <text:p text:style-name="P186"><text:soft-page-break/><text:span text:style-name="Source_20_Text"><text:span text:style-name="T5">end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puts </text:span></text:span><text:span text:style-name="Source_20_Text"><text:span text:style-name="T5">power(2,5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показать как трассировать рекурсию.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&gt;&gt;&gt; Распечатать lectures/TracingRecursion.odp</text:span></text:span></text:p>
      <text:p text:style-name="P186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6"><text:span text:style-name="Source_20_Text"><text:span text:style-name="T5">power(2,5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16</text:span></text:span></text:p>
          </table:table-cell>
          <table:table-cell table:style-name="Table43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4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8</text:span></text:span></text:p>
          </table:table-cell>
          <table:table-cell table:style-name="Table43.A1" office:value-type="string">
            <text:p text:style-name="P186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3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4</text:span></text:span></text:p>
          </table:table-cell>
          <table:table-cell table:style-name="Table43.A1" office:value-type="string">
            <text:p text:style-name="P186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2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1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1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0)</text:span></text:span></text:p>
          </table:table-cell>
          <table:table-cell table:style-name="Table43.A1" office:value-type="string">
            <text:p text:style-name="P186"><text:span text:style-name="Source_20_Text"><text:span text:style-name="T5">-</text:span></text:span></text:p>
          </table:table-cell>
          <table:table-cell table:style-name="Table43.A1" office:value-type="string">
            <text:p text:style-name="P186"><text:span text:style-name="Source_20_Text"><text:span text:style-name="T5">-</text:span></text:span></text:p>
          </table:table-cell>
          <table:table-cell table:style-name="Table43.A1" office:value-type="string">
            <text:p text:style-name="P186"><text:span text:style-name="Source_20_Text"><text:span text:style-name="T5">1</text:span></text:span>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>Задание: воспроизведите трассировку рекурсии для случая power(2,6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&gt;&gt;&gt; к таблице добавиться строка сверху, </text:span></text:span></text:p>
      <text:p text:style-name="P186"><text:span text:style-name="Source_20_Text"><text:span text:style-name="T5">&gt;&gt;&gt; power(2,6) | 2 | 32 | 64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6"><text:span text:style-name="Source_20_Text"><text:span text:style-name="T5"><text:tab/>if x == 1</text:span></text:span></text:p>
      <text:p text:style-name="P186"><text:span text:style-name="Source_20_Text"><text:span text:style-name="T5"><text:tab/><text:tab/>return a</text:span></text:span></text:p>
      <text:p text:style-name="P186"><text:span text:style-name="Source_20_Text"><text:span text:style-name="T5"><text:tab/>end</text:span></text:span></text:p>
      <text:p text:style-name="P186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5">Base cases can be multiple.</text:span></text:span></text:p>
      <text:p text:style-name="P186"><text:span text:style-name="Source_20_Text"><text:span text:style-name="T5">Recursive calls can be multiple and different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http://en.wikipedia.org/wiki/Collatz_conjecture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6"><text:span text:style-name="Source_20_Text"><text:span text:style-name="T5">def power a, n</text:span></text:span></text:p>
            <text:p text:style-name="P186"><text:span text:style-name="Source_20_Text"><text:span text:style-name="T5"><text:tab/>if n == 0</text:span></text:span></text:p>
            <text:p text:style-name="P186"><text:span text:style-name="Source_20_Text"><text:span text:style-name="T5"><text:tab/><text:tab/>return 1</text:span></text:span></text:p>
            <text:p text:style-name="P186"><text:span text:style-name="Source_20_Text"><text:span text:style-name="T5"><text:tab/>elsif n == 1</text:span></text:span></text:p>
            <text:p text:style-name="P186"><text:span text:style-name="Source_20_Text"><text:span text:style-name="T5"><text:tab/><text:tab/>return a </text:span></text:span></text:p>
            <text:p text:style-name="P186"><text:span text:style-name="Source_20_Text"><text:span text:style-name="T5"><text:tab/>else</text:span></text:span></text:p>
            <text:p text:style-name="P186"><text:span text:style-name="Source_20_Text"><text:span text:style-name="T5"><text:tab/><text:tab/>return a * power(a, n-1)</text:span></text:span></text:p>
            <text:p text:style-name="P186"><text:span text:style-name="Source_20_Text"><text:span text:style-name="T5"><text:tab/>end</text:span></text:span></text:p>
            <text:p text:style-name="P186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6"><text:span text:style-name="Source_20_Text"><text:span text:style-name="T15">if (test for simple case) {</text:span></text:span></text:p>
            <text:p text:style-name="P186"><text:span text:style-name="Source_20_Text"><text:span text:style-name="T15"><text:tab/>Compute a simple solution without using recursion.</text:span></text:span></text:p>
            <text:p text:style-name="P186"><text:span text:style-name="Source_20_Text"><text:span text:style-name="T15">} else {</text:span></text:span></text:p>
            <text:p text:style-name="P186"><text:span text:style-name="Source_20_Text"><text:span text:style-name="T15"><text:tab/>Break the problem down into subproblems of the same form.</text:span></text:span></text:p>
            <text:p text:style-name="P186"><text:span text:style-name="Source_20_Text"><text:span text:style-name="T15"><text:tab/>Solve each of the subproblems by calling this function recursively.</text:span></text:span></text:p>
            <text:p text:style-name="P186"><text:span text:style-name="Source_20_Text"><text:span text:style-name="T15"><text:tab/>Reassemble the solutions to the subproblems into a solution for the whole.</text:span></text:span></text:p>
            <text:p text:style-name="P186"><text:span text:style-name="Source_20_Text"><text:span text:style-name="T15">}</text:span></text:span>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/></text:span></text:p>
      <text:p text:style-name="P186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reverse(“bamboo”) #=&gt; oobmab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подсказка:</text:span></text:span></text:p>
      <text:p text:style-name="P186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6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6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6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6"><text:span text:style-name="Source_20_Text"><text:span text:style-name="T5">b</text:span></text:span></text:p>
          </table:table-cell>
          <table:table-cell table:style-name="Table44.A1" office:value-type="string">
            <text:p text:style-name="P186"><text:span text:style-name="Source_20_Text"><text:span text:style-name="T5">oobma</text:span></text:span></text:p>
          </table:table-cell>
          <table:table-cell table:style-name="Table44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6"><text:span text:style-name="Source_20_Text"><text:span text:style-name="T5">a</text:span></text:span></text:p>
          </table:table-cell>
          <table:table-cell table:style-name="Table44.A1" office:value-type="string">
            <text:p text:style-name="P186"><text:span text:style-name="Source_20_Text"><text:span text:style-name="T5">oobm</text:span></text:span></text:p>
          </table:table-cell>
          <table:table-cell table:style-name="Table44.A1" office:value-type="string">
            <text:p text:style-name="P186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6"><text:span text:style-name="Source_20_Text"><text:span text:style-name="T5">m</text:span></text:span></text:p>
          </table:table-cell>
          <table:table-cell table:style-name="Table44.A1" office:value-type="string">
            <text:p text:style-name="P186"><text:span text:style-name="Source_20_Text"><text:span text:style-name="T5">oob</text:span></text:span></text:p>
          </table:table-cell>
          <table:table-cell table:style-name="Table44.A1" office:value-type="string">
            <text:p text:style-name="P186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6"><text:span text:style-name="Source_20_Text"><text:span text:style-name="T5">b</text:span></text:span></text:p>
          </table:table-cell>
          <table:table-cell table:style-name="Table44.A1" office:value-type="string">
            <text:p text:style-name="P186"><text:span text:style-name="Source_20_Text"><text:span text:style-name="T5">oo</text:span></text:span></text:p>
          </table:table-cell>
          <table:table-cell table:style-name="Table44.A1" office:value-type="string">
            <text:p text:style-name="P186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6"><text:span text:style-name="Source_20_Text"><text:span text:style-name="T5">o</text:span></text:span></text:p>
          </table:table-cell>
          <table:table-cell table:style-name="Table44.A1" office:value-type="string">
            <text:p text:style-name="P186"><text:span text:style-name="Source_20_Text"><text:span text:style-name="T5">o</text:span></text:span></text:p>
          </table:table-cell>
          <table:table-cell table:style-name="Table44.A1" office:value-type="string">
            <text:p text:style-name="P186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6"><text:span text:style-name="Source_20_Text"><text:span text:style-name="T5">o</text:span></text:span></text:p>
          </table:table-cell>
          <table:table-cell table:style-name="Table44.A1" office:value-type="string">
            <text:p text:style-name="P186"><text:span text:style-name="Source_20_Text"><text:span text:style-name="T5">“”</text:span></text:span></text:p>
          </table:table-cell>
          <table:table-cell table:style-name="Table44.A1" office:value-type="string">
            <text:p text:style-name="P186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6"><text:span text:style-name="Source_20_Text"><text:span text:style-name="T5">-</text:span></text:span></text:p>
          </table:table-cell>
          <table:table-cell table:style-name="Table44.A1" office:value-type="string">
            <text:p text:style-name="P186"><text:span text:style-name="Source_20_Text"><text:span text:style-name="T5">-</text:span></text:span></text:p>
          </table:table-cell>
          <table:table-cell table:style-name="Table44.A1" office:value-type="string">
            <text:p text:style-name="P186"><text:span text:style-name="Source_20_Text"><text:span text:style-name="T5">“”</text:span></text:span>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>Ответ: recursion/reverse_string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3">Задания</text:span></text:span></text:p>
      <text:p text:style-name="P186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2"/>
      <text:p text:style-name="P124"><text:span text:style-name="Source_20_Text"><text:span text:style-name="T36">ответ: lesson.31/recursion/factorial</text:span></text:span></text:p>
      <text:p text:style-name="P124"><text:span text:style-name="Source_20_Text"><text:span text:style-name="T5"/></text:span></text:p>
      <text:p text:style-name="P186"><text:span text:style-name="Source_20_Text"><text:span text:style-name="T18">Задания</text:span></text:span></text:p>
      <text:p text:style-name="P186"><text:span text:style-name="Source_20_Text"><text:span text:style-name="T18"/></text:span></text:p>
      <text:list xml:id="list12822779361" text:style-name="WWNum72">
        <text:list-header>
          <text:p text:style-name="P277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19">Раздаточный материал</text:span></text:span></text:p>
      <text:p text:style-name="P114"><text:span text:style-name="Source_20_Text"><text:span text:style-name="T19"/></text:span></text:p>
      <text:list xml:id="list1455520700" text:style-name="L65">
        <text:list-item>
          <text:p text:style-name="P284"><text:span text:style-name="Source_20_Text"><text:span text:style-name="T17">lesson.32.tar.bz2</text:span></text:span></text:p>
        </text:list-item>
        <text:list-item>
          <text:p text:style-name="P284"><text:span text:style-name="Source_20_Text"><text:span text:style-name="T17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67">Call Stack (стек вызовов)</text:p>
      <text:p text:style-name="P52"/>
      <text:p text:style-name="P52">см. lesson.31/recursion/power_rec_failing</text:p>
      <text:p text:style-name="P52"/>
      <text:p text:style-name="P52">Стэк вызовов - механизм реализации рекурсии в языках программирования.</text:p>
      <text:p text:style-name="P52"/>
      <text:p text:style-name="P52">&gt;&gt;&gt; картинка стек-фреймов на примере возведения в степень power(2,3)</text:p>
      <text:p text:style-name="P52"/>
      <text:p text:style-name="P52">Количество вызовов называется глубиной рекурсии</text:p>
      <text:p text:style-name="P52"/>
      <text:p text:style-name="P52">При большой глубине рекурсии может произойти переполнение стэка вызовов.</text:p>
      <text:p text:style-name="P52"><text:tab/>&gt; stack level too deep</text:p>
      <text:p text:style-name="P52"/>
      <text:p text:style-name="P52">Рекурсия - дорогая операция:</text:p>
      <text:list xml:id="list1315819519" text:style-name="L66">
        <text:list-item>
          <text:p text:style-name="P235">каждый stack frame требует памяти</text:p>
        </text:list-item>
        <text:list-item>
          <text:p text:style-name="P235">создание stack frame требует времени</text:p>
        </text:list-item>
      </text:list>
      <text:p text:style-name="P124"><text:span text:style-name="Source_20_Text"><text:span text:style-name="T26"/></text:span></text:p>
      <text:p text:style-name="P124"><text:span text:style-name="Source_20_Text"><text:span text:style-name="T30">&gt;&gt;&gt; здесь разобрать/сделать задания с предыдущих слайдов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32">Хвостовая рекурсия</text:span></text:span></text:p>
      <text:p text:style-name="P124"><text:span text:style-name="Source_20_Text"><text:span text:style-name="T33"/></text:span></text:p>
      <text:p text:style-name="P52">Хвостовая рекурсия (tail recursion) - такой способ задания рекурсивной процедуры, при котором рекурсивный вызов является <text:span text:style-name="T48">последним и единственным</text:span> действием процедуры.</text:p>
      <text:p text:style-name="P52"/>
      <text:p text:style-name="P52">пример: lesson.32/recursion/power_tailrec</text:p>
      <text:p text:style-name="P52"/>
      <text:p text:style-name="P52">не хвостовая рекурсия</text:p>
      <text:p text:style-name="P52"/>
      <text:p text:style-name="P52">def power(base, exp)</text:p>
      <text:p text:style-name="P52"><text:s text:c="2"/>if exp == 0</text:p>
      <text:p text:style-name="P52"><text:s text:c="4"/>1</text:p>
      <text:p text:style-name="P52"><text:s text:c="2"/>else</text:p>
      <text:p text:style-name="P52"><text:s text:c="4"/>base * power(base, exp-1)</text:p>
      <text:p text:style-name="P52"><text:s text:c="2"/>end</text:p>
      <text:p text:style-name="P52">end</text:p>
      <text:p text:style-name="P52"/>
      <text:p text:style-name="P52">хвостовая рекурсия</text:p>
      <text:p text:style-name="P52"/>
      <text:p text:style-name="P52">def power(base, exp, accum=1)</text:p>
      <text:p text:style-name="P52"><text:s text:c="2"/>if exp == 0</text:p>
      <text:p text:style-name="P52"><text:soft-page-break/><text:s text:c="4"/>accum # когда наступает base case, необходимо вернуть аккумулированное значение</text:p>
      <text:p text:style-name="P52"><text:s text:c="2"/>else</text:p>
      <text:p text:style-name="P52"><text:s text:c="4"/>power(base, exp-1, accum*base)</text:p>
      <text:p text:style-name="P52"><text:s text:c="2"/>end</text:p>
      <text:p text:style-name="P52">end</text:p>
      <text:p text:style-name="P52"/>
      <text:p text:style-name="P52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1"/>
          </table:table-cell>
          <table:table-cell table:style-name="Table42.A1" office:value-type="string">
            <text:p text:style-name="P191">ждущее</text:p>
            <text:p text:style-name="P191">значение</text:p>
          </table:table-cell>
          <table:table-cell table:style-name="Table42.A1" office:value-type="string">
            <text:p text:style-name="P190">значение, пришедшее на возврате</text:p>
          </table:table-cell>
          <table:table-cell table:style-name="Table42.A1" office:value-type="string">
            <text:p text:style-name="P191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6">power(2,5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6">power(2,4, 2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6">power(2,3, 4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6">power(2,2, 8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6">power(2,1, 16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6">power(2,0, 32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</table:table>
      <text:p text:style-name="P52"/>
      <text:p text:style-name="P52">&gt;&gt;&gt; вычесленное промежуточное значение помещается в переменную-аккумулятор. это может быть переменная любого типа данных</text:p>
      <text:p text:style-name="P52"/>
      <text:p text:style-name="P52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2"/>
      <text:p text:style-name="P52">Руби по умолчанию не поддерживает tail recursion optimization, но может быть перекомпелирован с поддержкой хвостовой рекурсии.</text:p>
      <text:p text:style-name="P52"/>
      <text:p text:style-name="P52">!!! Задание: реализуйте вычисление факториала в виде хвостовой рекурсии</text:p>
      <text:p text:style-name="P52"/>
      <text:p text:style-name="P52">ответ: lesson.32/recursion/factorial_tailrec</text:p>
      <text:p text:style-name="P52"/>
      <text:p text:style-name="P52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27">def reverse(str, res="") </text:span></text:span></text:p>
      <text:p text:style-name="P124"><text:span text:style-name="Source_20_Text"><text:span text:style-name="T27"><text:s text:c="2"/>if str.empty? </text:span></text:span></text:p>
      <text:p text:style-name="P124"><text:span text:style-name="Source_20_Text"><text:span text:style-name="T27"><text:s text:c="4"/>res </text:span></text:span></text:p>
      <text:p text:style-name="P124"><text:span text:style-name="Source_20_Text"><text:span text:style-name="T27"><text:s text:c="2"/>else </text:span></text:span></text:p>
      <text:p text:style-name="P124"><text:span text:style-name="Source_20_Text"><text:span text:style-name="T27"><text:s text:c="4"/>reverse(str[0..-2], res &lt;&lt; str[-1,1]) </text:span></text:span></text:p>
      <text:p text:style-name="P124"><text:span text:style-name="Source_20_Text"><text:span text:style-name="T27"><text:s text:c="2"/>end </text:span></text:span></text:p>
      <text:p text:style-name="P124"><text:span text:style-name="Source_20_Text"><text:span text:style-name="T27">end</text:span></text:span></text:p>
      <text:p text:style-name="P124"><text:span text:style-name="Source_20_Text"><text:span text:style-name="T20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1"/>
          </table:table-cell>
          <table:table-cell table:style-name="Table40.A1" office:value-type="string">
            <text:p text:style-name="P191">ждущее</text:p>
            <text:p text:style-name="P191">значение</text:p>
          </table:table-cell>
          <table:table-cell table:style-name="Table40.A1" office:value-type="string">
            <text:p text:style-name="P190">значение, пришедшее на возврате (берется из 4)</text:p>
          </table:table-cell>
          <table:table-cell table:style-name="Table40.A1" office:value-type="string">
            <text:p text:style-name="P191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6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18"/></text:span></text:p>
      <text:p text:style-name="P124"><text:span text:style-name="Source_20_Text"><text:span text:style-name="T34">Задания</text:span></text:span></text:p>
      <text:p text:style-name="P124"><text:span text:style-name="Source_20_Text"><text:span text:style-name="T18"/></text:span></text:p>
      <text:p text:style-name="P124"><text:span text:style-name="Source_20_Text"><text:span text:style-name="T27">Реализуйте метод, проверяющий, является ли данная строка палиндромом.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<text:tab/>palindrome?I(«civic») #=&gt; true</text:span></text:span></text:p>
      <text:p text:style-name="P124"><text:span text:style-name="Source_20_Text"><text:span text:style-name="T20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27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7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7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20"/></text:span></text:p>
      <text:p text:style-name="P124"><text:span text:style-name="Source_20_Text"><text:span text:style-name="T27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27">Сформулируйте базис рекурсии?</text:span></text:span></text:p>
      <text:p text:style-name="P189"><text:span text:style-name="Source_20_Text"><text:span text:style-name="T27">для какой строки задачу не нужно уменьшать, а можно сразу принять решение?</text:span></text:span></text:p>
      <text:p text:style-name="P189"><text:span text:style-name="Source_20_Text"><text:span text:style-name="T27">является ли палиндромом пустая строка? -- да,</text:span></text:span></text:p>
      <text:p text:style-name="P189"><text:span text:style-name="Source_20_Text"><text:span text:style-name="T27">является ли палиндромом строка, состоящая из одного символа? -- да</text:span></text:span></text:p>
      <text:p text:style-name="P189"><text:span text:style-name="Source_20_Text"><text:span text:style-name="T27">является ли палиндромом строка, состоящая из двух символов? -- может быть, но этот случай не подходит как base case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0"/></text:span></text:p>
      <text:p text:style-name="P124"><text:span text:style-name="Source_20_Text"><text:span text:style-name="T27">ответ: lesson.32/recursion/palindrome</text:span></text:span></text:p>
      <text:p text:style-name="P124"><text:span text:style-name="Source_20_Text"><text:span text:style-name="T27">слова для тестирования: palindrome.in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def palindrome? str </text:span></text:span></text:p>
      <text:p text:style-name="P124"><text:span text:style-name="Source_20_Text"><text:span text:style-name="T27"><text:s text:c="2"/>if str.length &lt; 2 </text:span></text:span></text:p>
      <text:p text:style-name="P124"><text:span text:style-name="Source_20_Text"><text:span text:style-name="T27"><text:s text:c="4"/>true </text:span></text:span></text:p>
      <text:p text:style-name="P124"><text:span text:style-name="Source_20_Text"><text:span text:style-name="T27"><text:s text:c="2"/>else </text:span></text:span></text:p>
      <text:p text:style-name="P124"><text:span text:style-name="Source_20_Text"><text:span text:style-name="T27"><text:s text:c="4"/>str.match /^(.)(.*)(.)$/ </text:span></text:span></text:p>
      <text:p text:style-name="P124"><text:span text:style-name="Source_20_Text"><text:span text:style-name="T27"><text:s text:c="4"/>head, body, tail = $~.captures </text:span></text:span></text:p>
      <text:p text:style-name="P124"><text:span text:style-name="Source_20_Text"><text:span text:style-name="T27"><text:s text:c="4"/>head == tail &amp;&amp; palindrome?(body) </text:span></text:span></text:p>
      <text:p text:style-name="P124"><text:span text:style-name="Source_20_Text"><text:span text:style-name="T27"><text:s text:c="2"/>end </text:span></text:span></text:p>
      <text:p text:style-name="P124"><text:span text:style-name="Source_20_Text"><text:span text:style-name="T27">end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9">Заполните таблицу трассировки для этой задачи на примере слова civic и trust</text:span></text:span></text:p>
      <text:p text:style-name="P124"><text:span text:style-name="Source_20_Text"><text:span text:style-name="T20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6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6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6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6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6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6"><text:span text:style-name="Source_20_Text"><text:span text:style-name="T5">-</text:span></text:span></text:p>
          </table:table-cell>
          <table:table-cell table:style-name="Table35.A1" office:value-type="string">
            <text:p text:style-name="P186"><text:span text:style-name="Source_20_Text"><text:span text:style-name="T5">-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</table:table-row>
      </table:table>
      <text:p text:style-name="P186"><text:span text:style-name="Source_20_Text"><text:span text:style-name="T18"/></text:span></text:p>
      <text:p text:style-name="P124"><text:span text:style-name="Source_20_Text"><text:span text:style-name="T29">Таблица трассировки для слова trust</text:span></text:span></text:p>
      <text:p text:style-name="P186"><text:span text:style-name="Source_20_Text"><text:span text:style-name="T18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6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6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6"><text:span text:style-name="Source_20_Text"><text:span text:style-name="T5">false</text:span></text:span></text:p>
          </table:table-cell>
          <table:table-cell table:style-name="Table39.A1" office:value-type="string">
            <text:p text:style-name="P186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6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6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6"><text:span text:style-name="Source_20_Text"><text:span text:style-name="T5">-</text:span></text:span></text:p>
          </table:table-cell>
          <table:table-cell table:style-name="Table39.A1" office:value-type="string">
            <text:p text:style-name="P186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6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6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6"><text:span text:style-name="Source_20_Text"><text:span text:style-name="T18"/></text:span></text:p>
      <text:p text:style-name="P186"><text:span text:style-name="Source_20_Text"><text:span text:style-name="T18">Задание</text:span></text:span></text:p>
      <text:p text:style-name="P186"><text:soft-page-break/><text:span text:style-name="Source_20_Text"><text:span text:style-name="T18"/></text:span></text:p>
      <text:p text:style-name="P186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sum_digits(2014) #=&gt; 7 # т.к. <text:s/>2+0+1+4 = 7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ответ: lesson.32/recursion/sum_digits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7">&gt;&gt;&gt; Нарисовать в виде дерева:</text:span></text:span></text:p>
      <text:p text:style-name="P186"><text:span text:style-name="Source_20_Text"><text:span text:style-name="T15"><text:s text:c="3"/>2014</text:span></text:span></text:p>
      <text:p text:style-name="P186"><text:span text:style-name="Source_20_Text"><text:span text:style-name="T15"><text:s text:c="3"/>| <text:s text:c="5"/>|</text:span></text:span></text:p>
      <text:p text:style-name="P186"><text:span text:style-name="Source_20_Text"><text:span text:style-name="T15">201 <text:s/>| 4</text:span></text:span></text:p>
      <text:p text:style-name="P186"><text:span text:style-name="Source_20_Text"><text:span text:style-name="T15"><text:s text:c="2"/>| <text:s text:c="2"/>\</text:span></text:span></text:p>
      <text:p text:style-name="P186"><text:span text:style-name="Source_20_Text"><text:span text:style-name="T15">20 | 1</text:span></text:span></text:p>
      <text:p text:style-name="P186"><text:span text:style-name="Source_20_Text"><text:span text:style-name="T15"><text:s/>| <text:s/>\</text:span></text:span></text:p>
      <text:p text:style-name="P186"><text:span text:style-name="Source_20_Text"><text:span text:style-name="T15">2 | 0</text:span></text:span></text:p>
      <text:p text:style-name="P186"><text:span text:style-name="Source_20_Text"><text:span text:style-name="T15"><text:s/>|</text:span></text:span></text:p>
      <text:p text:style-name="P186"><text:span text:style-name="Source_20_Text"><text:span text:style-name="T15">2 = base cas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Как получить значение последнего разряда? см. radix_sort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8">(домашнее) Задание*</text:span></text:span></text:p>
      <text:p text:style-name="P186"><text:span text:style-name="Source_20_Text"><text:span text:style-name="T18"/></text:span></text:p>
      <text:p text:style-name="P186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шаг 1: 1 + 7 + 2 + 9 #=&gt; 19</text:span></text:span></text:p>
      <text:p text:style-name="P186"><text:span text:style-name="Source_20_Text"><text:span text:style-name="T15"><text:tab/>шаг 2: 1 + 9 <text:s text:c="12"/>#=&gt; 10</text:span></text:span></text:p>
      <text:p text:style-name="P186"><text:span text:style-name="Source_20_Text"><text:span text:style-name="T15"><text:tab/>шаг 3: 1 + 0 <text:s text:c="12"/>#=&gt; 1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В решении нельзя использовать циклы.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начальный скрипт: lesson.33/recursion/digital_root_stub</text:span></text:span></text:p>
      <text:p text:style-name="P186"><text:span text:style-name="Source_20_Text"><text:span text:style-name="T15">ответ: lesson.33/recursion/digital_root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Вариация попроще: можно использовать цикл и sum_digits.</text:span></text:span></text:p>
      <text:p text:style-name="P186"><text:span text:style-name="Source_20_Text"><text:span text:style-name="T16"/></text:span></text:p>
      <text:p text:style-name="P186"><text:span text:style-name="Source_20_Text"><text:span text:style-name="T19">Задание</text:span></text:span></text:p>
      <text:p text:style-name="P186"><text:span text:style-name="Source_20_Text"><text:span text:style-name="T19"/></text:span></text:p>
      <text:p text:style-name="P186"><text:span text:style-name="Source_20_Text"><text:span text:style-name="T17">Взаимная рекурсия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6"><text:span text:style-name="Source_20_Text"><text:span text:style-name="T17"/></text:span></text:p>
      <text:p text:style-name="P186"><text:soft-page-break/><text:span text:style-name="Source_20_Text"><text:span text:style-name="T17">число является четным, если предшественник числа - нечетное число</text:span></text:span></text:p>
      <text:p text:style-name="P186"><text:span text:style-name="Source_20_Text"><text:span text:style-name="T17">число является нечетным, если оно не является четным</text:span></text:span></text:p>
      <text:p text:style-name="P186"><text:span text:style-name="Source_20_Text"><text:span text:style-name="T17">число 0 является четным</text:span></text:span></text:p>
      <text:list xml:id="list2107696990" text:style-name="L67">
        <text:list-header>
          <text:p text:style-name="P285"><text:span text:style-name="Source_20_Text"><text:span text:style-name="T17"/></text:span></text:p>
        </text:list-header>
      </text:list>
      <text:p text:style-name="P186"><text:span text:style-name="Source_20_Text"><text:span text:style-name="T17">начальный скрипт: lesson.32/recursion/odd_or_even_stub</text:span></text:span></text:p>
      <text:p text:style-name="P186"><text:span text:style-name="Source_20_Text"><text:span text:style-name="T17">ответ: lesson.32/recursion/odd_or_even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def even? n</text:span></text:span></text:p>
      <text:p text:style-name="P186"><text:span text:style-name="Source_20_Text"><text:span text:style-name="T17"><text:s text:c="2"/>if n == 0</text:span></text:span></text:p>
      <text:p text:style-name="P186"><text:span text:style-name="Source_20_Text"><text:span text:style-name="T17"><text:s text:c="6"/>return true</text:span></text:span></text:p>
      <text:p text:style-name="P186"><text:span text:style-name="Source_20_Text"><text:span text:style-name="T17"><text:s text:c="3"/>else</text:span></text:span></text:p>
      <text:p text:style-name="P186"><text:span text:style-name="Source_20_Text"><text:span text:style-name="T17"><text:s text:c="6"/>return odd? n-1</text:span></text:span></text:p>
      <text:p text:style-name="P186"><text:span text:style-name="Source_20_Text"><text:span text:style-name="T17"><text:s text:c="3"/>end</text:span></text:span></text:p>
      <text:p text:style-name="P186"><text:span text:style-name="Source_20_Text"><text:span text:style-name="T17">end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def odd? n</text:span></text:span></text:p>
      <text:p text:style-name="P186"><text:span text:style-name="Source_20_Text"><text:span text:style-name="T17"><text:s text:c="2"/>if n == 1</text:span></text:span></text:p>
      <text:p text:style-name="P186"><text:span text:style-name="Source_20_Text"><text:span text:style-name="T17"><text:s text:c="4"/>return true</text:span></text:span></text:p>
      <text:p text:style-name="P186"><text:span text:style-name="Source_20_Text"><text:span text:style-name="T17"><text:s text:c="2"/>else</text:span></text:span></text:p>
      <text:p text:style-name="P186"><text:span text:style-name="Source_20_Text"><text:span text:style-name="T17"><text:s text:c="4"/>return even? n-1</text:span></text:span></text:p>
      <text:p text:style-name="P186"><text:span text:style-name="Source_20_Text"><text:span text:style-name="T17"><text:s text:c="2"/>end</text:span></text:span></text:p>
      <text:p text:style-name="P186"><text:span text:style-name="Source_20_Text"><text:span text:style-name="T17">end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см. lesson.32/recursion/odd_or_even_2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9">Задание</text:span></text:span></text:p>
      <text:p text:style-name="P186"><text:span text:style-name="Source_20_Text"><text:span text:style-name="T19"/></text:span></text:p>
      <text:p text:style-name="P186"><text:span text:style-name="Source_20_Text"><text:span text:style-name="T17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6"><text:span text:style-name="Source_20_Text"><text:span text:style-name="T17"/></text:span></text:p>
      <text:list xml:id="list285690440" text:style-name="L68">
        <text:list-item>
          <text:p text:style-name="P286"><text:span text:style-name="Source_20_Text"><text:span text:style-name="T17">если x делится без остатка на y, то y и есть НОД -- (базис рекурсии)</text:span></text:span></text:p>
        </text:list-item>
      </text:list>
      <text:p text:style-name="P186"><text:span text:style-name="Source_20_Text"><text:span text:style-name="T17"><text:tab/><text:tab/>x = k*y + 0</text:span></text:span></text:p>
      <text:p text:style-name="P186"><text:span text:style-name="Source_20_Text"><text:span text:style-name="T17"/></text:span></text:p>
      <text:list xml:id="list541124515" text:continue-numbering="true" text:style-name="L68">
        <text:list-item>
          <text:p text:style-name="P286"><text:span text:style-name="Source_20_Text"><text:span text:style-name="T17">в противном случае, НОД чисел x и y равен НОДелителю чисел y и остатка от деления x на y</text:span></text:span></text:p>
        </text:list-item>
      </text:list>
      <text:p text:style-name="P186"><text:span text:style-name="Source_20_Text"><text:span text:style-name="T17"/></text:span></text:p>
      <text:p text:style-name="P186"><text:span text:style-name="Source_20_Text"><text:span text:style-name="T17"><text:tab/><text:tab/>x = k*y + r, где r &gt; 0</text:span></text:span></text:p>
      <text:p text:style-name="P186"><text:span text:style-name="Source_20_Text"><text:span text:style-name="T17"><text:tab/><text:tab/>надо искать НОД чисел y и r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ответ: lesson.32/recursion/euclid_gcd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http://en.wikipedia.org/wiki/Euclidean_algorithm</text:span></text:span></text:p>
      <text:p text:style-name="P186"><text:span text:style-name="Source_20_Text"><text:span text:style-name="T17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8">Рекурсия с мемоизацией</text:p>
            <text:p text:style-name="P158">числа фибоначчи</text:p>
            <text:p text:style-name="P158">решение задач</text:p>
          </table:table-cell>
          <table:table-cell table:style-name="Таблица15.A1" office:value-type="string">
            <text:p text:style-name="P159">Занятие 33</text:p>
            <text:p text:style-name="P159">(90 минут)</text:p>
          </table:table-cell>
        </table:table-row>
      </table:table>
      <text:p text:style-name="P186"><text:span text:style-name="Source_20_Text"><text:span text:style-name="T16"/></text:span></text:p>
      <text:p text:style-name="P186"><text:span text:style-name="Source_20_Text"><text:span text:style-name="T19">Раздаточный материал</text:span></text:span></text:p>
      <text:p text:style-name="P186"><text:span text:style-name="Source_20_Text"><text:span text:style-name="T19"/></text:span></text:p>
      <text:list xml:id="list2117079018" text:style-name="L69">
        <text:list-item>
          <text:p text:style-name="P287"><text:span text:style-name="Source_20_Text"><text:span text:style-name="T17">lesson.33.tar.bz2</text:span></text:span></text:p>
        </text:list-item>
      </text:list>
      <text:p text:style-name="P186"><text:span text:style-name="Source_20_Text"><text:span text:style-name="T17"/></text:span></text:p>
      <text:p text:style-name="P186"><text:span text:style-name="Source_20_Text"><text:span text:style-name="T19">План занятия</text:span></text:span></text:p>
      <text:p text:style-name="P186"><text:span text:style-name="Source_20_Text"><text:span text:style-name="T19"/></text:span></text:p>
      <text:list xml:id="list1557877487" text:style-name="L70">
        <text:list-item>
          <text:p text:style-name="P288"><text:span text:style-name="Source_20_Text"><text:span text:style-name="T17">Объявить сбор заданий от студентов!!! Иначе расстрел</text:span></text:span></text:p>
        </text:list-item>
      </text:list>
      <text:list xml:id="list556489287" text:style-name="L71">
        <text:list-item>
          <text:p text:style-name="P289"><text:span text:style-name="Source_20_Text"><text:span text:style-name="T17">Разбор задания про определение четного/нечетного. + вопрос для lesson.32/recursion/odd_or_even_2</text:span></text:span></text:p>
        </text:list-item>
        <text:list-item>
          <text:p text:style-name="P289"><text:span text:style-name="Source_20_Text"><text:span text:style-name="T17">Фибоначчи и мемоизация</text:span></text:span></text:p>
        </text:list-item>
        <text:list-item>
          <text:p text:style-name="P289"><text:span text:style-name="Source_20_Text"><text:span text:style-name="T17">Решение остальных задач по теме рекурсия со слайдов, которые не были решены</text:span></text:span></text:p>
        </text:list-item>
      </text:list>
      <text:p text:style-name="P186"><text:span text:style-name="Source_20_Text"><text:span text:style-name="T17"/></text:span></text:p>
      <text:p text:style-name="P186"><text:span text:style-name="Source_20_Text"><text:span text:style-name="T19">Вопросы</text:span></text:span></text:p>
      <text:p text:style-name="P186"><text:span text:style-name="Source_20_Text"><text:span text:style-name="T19"/></text:span></text:p>
      <text:p text:style-name="P186"><text:span text:style-name="Source_20_Text"><text:span text:style-name="T17">попросить показать как вычисляется факториал на примере колоды карты. Каждая карта это stack frame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TODO: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8">Задание: Кролики Фибоначчи</text:span></text:span></text:p>
      <text:p text:style-name="P186"><text:span text:style-name="Source_20_Text"><text:span text:style-name="T18"/></text:span></text:p>
      <text:p text:style-name="P186"><text:span text:style-name="Source_20_Text"><text:span text:style-name="T15">1202 год, Leonardo Fibonacci в трактате Liber Abbaci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6"><text:span text:style-name="Source_20_Text"><text:span text:style-name="T15">молодые кролики приобретают способность размножаться на 2 месяц от роду</text:span></text:span></text:p>
      <text:p text:style-name="P186"><text:span text:style-name="Source_20_Text"><text:span text:style-name="T15">кролики не умирают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счет на начало месяца!</text:span></text:span></text:p>
      <text:p text:style-name="P186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0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март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2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май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3</text:p>
          </table:table-cell>
        </table:table-row>
        <text:soft-page-break/>
        <table:table-row>
          <table:table-cell table:style-name="Table41.A2" office:value-type="string">
            <text:p text:style-name="P192"><text:span text:style-name="Source_20_Text"><text:span text:style-name="T15">июнь</text:span></text:span>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2</text:p>
          </table:table-cell>
          <table:table-cell table:style-name="Table41.E2" office:value-type="string">
            <text:p text:style-name="P181">5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июль</text:span></text:span>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3</text:p>
          </table:table-cell>
          <table:table-cell table:style-name="Table41.E2" office:value-type="string">
            <text:p text:style-name="P181">8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1">5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5</text:p>
          </table:table-cell>
          <table:table-cell table:style-name="Table41.E2" office:value-type="string">
            <text:p text:style-name="P181">13</text:p>
          </table:table-cell>
        </table:table-row>
      </table:table>
      <text:p text:style-name="P186"><text:span text:style-name="Source_20_Text"><text:span text:style-name="T15"/></text:span></text:p>
      <text:p text:style-name="P186"><text:span text:style-name="Source_20_Text"><text:span text:style-name="T15">сколько будет кроликов в январе следующего года?</text:span></text:span></text:p>
      <text:p text:style-name="P186"><text:span text:style-name="Source_20_Text"><text:span text:style-name="T15">t13 = 144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количество кроликов в этом месяце =</text:span></text:span></text:p>
      <text:p text:style-name="P186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6"><text:span text:style-name="Source_20_Text"><text:span text:style-name="T15"><text:s text:c="2"/>+ </text:span></text:span><text:span text:style-name="Source_20_Text"><text:span text:style-name="T15">количество кроликов два месяца назад (=те взрослые, которые могу размножаться = к</text:span></text:span><text:span text:style-name="Source_20_Text"><text:span text:style-name="T15">оличество новорожденных)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tn = tn-1 + tn-2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8">Задание</text:span></text:span></text:p>
      <text:p text:style-name="P186"><text:span text:style-name="Source_20_Text"><text:span text:style-name="T18"/></text:span></text:p>
      <text:p text:style-name="Standard"><text:span text:style-name="Source_20_Text"><text:span text:style-name="T57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18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</text:span></text:span><text:span text:style-name="Source_20_Text"><text:span text:style-name="T15">lesson.33/recursion/fibo_</text:span></text:span><text:span text:style-name="Source_20_Text"><text:span text:style-name="T15">stub</text:span></text:span></text:p>
      <text:p text:style-name="Standard"><text:span text:style-name="Source_20_Text"><text:span text:style-name="T15">отв</text:span></text:span><text:span text:style-name="Source_20_Text"><text:span text:style-name="T15">ет: </text:span></text:span><text:span text:style-name="Source_20_Text"><text:span text:style-name="T15">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</text:span></text:span><text:span text:style-name="Source_20_Text"><text:span text:style-name="T15">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</text:span></text:span><text:span text:style-name="Source_20_Text"><text:span text:style-name="T15">4181</text:span></text:span><text:span text:style-name="Source_20_Text"><text:span text:style-name="T15">+</text:span></text:span><text:span text:style-name="Source_20_Text"><text:span text:style-name="T15">6765</text:span></text:span><text:span text:style-name="Source_20_Text"><text:span text:style-name="T15">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8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</text:span></text:span><text:span text:style-name="Source_20_Text"><text:span text:style-name="T15">не забывать очищать </text:span></text:span><text:span text:style-name="Source_20_Text"><text:span text:style-name="T15">кэш</text:span></text:span><text:span text:style-name="Source_20_Text"><text:span text:style-name="T15">! </text:span></text:span><text:span text:style-name="Source_20_Text"><text:span text:style-name="T15">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</text:span></text:span><text:span text:style-name="Source_20_Text"><text:span text:style-name="T15">lesson.33/recursion/fibo_memo_2</text:span></text:span></text:p>
      <text:p text:style-name="Standard"><text:span text:style-name="Source_20_Text"><text:span text:style-name="T26"/></text:span></text:p>
      <text:p text:style-name="Standard"><text:span text:style-name="Source_20_Text"><text:span text:style-name="T37">&gt;&gt;&gt; Это неправильно, так как этот кэш не очищается</text:span></text:span></text:p>
      <text:p text:style-name="Standard"><text:span text:style-name="Source_20_Text"><text:span text:style-name="T37">def fibo_nth(n)</text:span></text:span></text:p>
      <text:p text:style-name="Standard"><text:span text:style-name="Source_20_Text"><text:span text:style-name="T37"><text:s text:c="2"/>@fibo_numbers ||= {0 =&gt; 0, 1 =&gt; 1}</text:span></text:span></text:p>
      <text:p text:style-name="Standard"><text:span text:style-name="Source_20_Text"><text:span text:style-name="T37"><text:s text:c="2"/>@fibo_numbers[n] ||= fibo_nth(n-2) + fibo_nth(n-1)</text:span></text:span></text:p>
      <text:p text:style-name="Standard"><text:span text:style-name="Source_20_Text"><text:span text:style-name="T37">end</text:span></text:span></text:p>
      <text:p text:style-name="Standard"><text:span text:style-name="Source_20_Text"><text:span text:style-name="T37">fibo_nth(20) #=&gt; 6765</text:span></text:span></text:p>
      <text:p text:style-name="Standard"><text:span text:style-name="Source_20_Text"><text:span text:style-name="T26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</text:span></text:span><text:span text:style-name="Source_20_Text"><text:span text:style-name="T15">3</text:span></text:span></text:p>
      <text:p text:style-name="P45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</text:span></text:span><text:span text:style-name="Source_20_Text"><text:span text:style-name="T15">3</text:span></text:span><text:span text:style-name="Source_20_Text"><text:span text:style-name="T15">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8">Задание</text:span></text:span></text:p>
      <text:p text:style-name="Standard"><text:soft-page-break/><text:span text:style-name="Source_20_Text"><text:span text:style-name="T18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6"><text:span text:style-name="Source_20_Text"><text:span text:style-name="T18">(домашнее) Задание </text:span></text:span><text:span text:style-name="Source_20_Text"><text:span text:style-name="T16">нет на слайдах</text:span></text:span></text:p>
      <text:p text:style-name="P186"><text:span text:style-name="Source_20_Text"><text:span text:style-name="T18"/></text:span></text:p>
      <text:p text:style-name="P186"><text:span text:style-name="Source_20_Text"><text:span text:style-name="T17">(вариации на тему http://en.wikipedia.org/wiki/Caesar_cipher)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a b c d e f g h i j k l m n o p q r s t u v w x y z</text:span></text:span></text:p>
      <text:p text:style-name="P186"><text:span text:style-name="Source_20_Text"><text:span text:style-name="T15"><text:tab/>d e f g h i j k l m n o p q r s t u v w x y z { <text:s/>| <text:s/>}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shift_cipher('abcdef', 3) #=&gt; 'defghi'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Проблемы:</text:span></text:span></text:p>
      <text:p text:style-name="P186"><text:span text:style-name="Source_20_Text"><text:span text:style-name="T15">у пробела нет предыдущего печатаемого символа http://en.wikipedia.org/wiki/Latin-1</text:span></text:span></text:p>
      <text:p text:style-name="P186"><text:span text:style-name="Source_20_Text"><text:span text:style-name="T15"><text:tab/>&gt; ' '.ord #=&gt; 32</text:span></text:span></text:p>
      <text:p text:style-name="P186"><text:span text:style-name="Source_20_Text"><text:span text:style-name="T15"><text:tab/>&gt; 31.chr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начальный скрипт: lesson.32/recursion/cipher_machine_stub</text:span></text:span></text:p>
      <text:p text:style-name="P186"><text:span text:style-name="Source_20_Text"><text:span text:style-name="T15">ответ: lesson.32/recursion/cipher_machine_stub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Base case - сдвиг пустой строки дает пустую строку</text:span></text:span></text:p>
      <text:p text:style-name="P186"><text:span text:style-name="Source_20_Text"><text:span text:style-name="T17">Индукция - сдвинуть первый символ и присоединить к нему сдвинутую оставшуюся подстроку без первого символа</text:span></text:span></text:p>
      <text:p text:style-name="P186"><text:span text:style-name="Source_20_Text"><text:span text:style-name="T16"/></text:span></text:p>
      <text:p text:style-name="P186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6"><text:span text:style-name="Source_20_Text"><text:span text:style-name="T16"/></text:span></text:p>
      <text:p text:style-name="P186"><text:span text:style-name="Source_20_Text"><text:span text:style-name="T17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8">Рекурсивные структуры данных</text:p>
            <text:p text:style-name="P158">Задания на вывод парсингового дерева</text:p>
            <text:p text:style-name="P158"/>
          </table:table-cell>
          <table:table-cell table:style-name="Table45.A1" office:value-type="string">
            <text:p text:style-name="P159">Занятие 34</text:p>
            <text:p text:style-name="P159">(90 минут)</text:p>
          </table:table-cell>
        </table:table-row>
      </table:table>
      <text:p text:style-name="P186"><text:span text:style-name="Source_20_Text"><text:span text:style-name="T16"/></text:span></text:p>
      <text:p text:style-name="P186"><text:span text:style-name="Source_20_Text"><text:span text:style-name="T19">Раздаточный материал</text:span></text:span></text:p>
      <text:p text:style-name="P186"><text:span text:style-name="Source_20_Text"><text:span text:style-name="T19"/></text:span></text:p>
      <text:list xml:id="list2117604114" text:continue-list="list2117079018" text:style-name="L69">
        <text:list-item>
          <text:p text:style-name="P287"><text:span text:style-name="Source_20_Text"><text:span text:style-name="T17">lesson.34.tar.bz2</text:span></text:span></text:p>
          <text:p text:style-name="P287"><text:span text:style-name="Source_20_Text"><text:span text:style-name="T17"/></text:span></text:p>
        </text:list-item>
      </text:list>
      <text:p text:style-name="P186"><text:span text:style-name="Source_20_Text"><text:span text:style-name="T18">Задание на рекурсивные структуры данных</text:span></text:span></text:p>
      <text:p text:style-name="P186"><text:span text:style-name="Source_20_Text"><text:span text:style-name="T18"/></text:span></text:p>
      <text:p text:style-name="P186"><text:span text:style-name="Source_20_Text"><text:span text:style-name="T15">Преамбула:</text:span></text:span></text:p>
      <text:p text:style-name="P186"><text:span text:style-name="Source_20_Text"><text:span text:style-name="T15">в просао используется скобочная форма записи дерева:</text:span></text:span></text:p>
      <text:p text:style-name="P186"><text:span text:style-name="Source_20_Text"><text:span text:style-name="T15"><text:tab/>lesson.34/recursion/sent.parsed</text:span></text:span></text:p>
      <text:p text:style-name="P186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6"><text:span text:style-name="Source_20_Text"><text:span text:style-name="T15"><text:tab/>&gt; cat sent.parsed | syn_ps2tree</text:span></text:span></text:p>
      <text:p text:style-name="P186"><text:span text:style-name="Source_20_Text"><text:span text:style-name="T15">получится как в файле:</text:span></text:span></text:p>
      <text:p text:style-name="P186"><text:span text:style-name="Source_20_Text"><text:span text:style-name="T15"><text:tab/>lesson.34/recursion/sent.parsed.tre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&gt;&gt;&gt; рассказать о дереве из файла sent.parsed.tree. показать, как его можно представить в виде вложенных массивов, как в display_parse_tree_stub.</text:span></text:span></text:p>
      <text:p text:style-name="P186"><text:span text:style-name="Source_20_Text"><text:span text:style-name="T15">1) каждый уровень это массив узлов</text:span></text:span></text:p>
      <text:p text:style-name="P186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!!! Задание: вывести парсинговое дерево, предствленное в виде вложенных массивов. В итоге должно получиться нечто похожее на sent.parsed.tre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ответ: lesson.34/recursion/display_parse_tree</text:span></text:span></text:p>
      <text:p text:style-name="P186"><text:span text:style-name="Source_20_Text"><text:span text:style-name="T15">начальный скрипт: lesson.34/recursion/display_parse_tree_stub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для сравнения используйте команду (отличия должны быть минимальны)</text:span></text:span></text:p>
      <text:p text:style-name="P186"><text:span text:style-name="Source_20_Text"><text:span text:style-name="T15"><text:tab/>display_parse_tree_stub | diff -Z - sent.parsed.tre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!!! Дополнительное задание: реализуйте аналог скрипта syn_ps2tree, который берет на вход скобочное представление дерева (как в sent.parsed) и преобразует его в дерево (как в sent.parsed.tree). 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a) реализация без рекурсии</text:span></text:span></text:p>
      <text:p text:style-name="P186"><text:span text:style-name="Source_20_Text"><text:span text:style-name="T15"><text:tab/><text:tab/>ответ: scripts/syntagma.awk функция print_ps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b) преобразовать скобочную запись в систему вложенных массивов как в предыдущем задании и воспользоваться уже разработанным методом show_parsing</text:span></text:span></text:p>
      <text:p text:style-name="P186"><text:span text:style-name="Source_20_Text"><text:span text:style-name="T26"/></text:span></text:p>
      <text:p text:style-name="P186"><text:span text:style-name="Source_20_Text"><text:span text:style-name="T18">Другие задания</text:span></text:span></text:p>
      <text:p text:style-name="P186"><text:span text:style-name="Source_20_Text"><text:span text:style-name="T18"/></text:span></text:p>
      <text:list xml:id="list1234383728" text:continue-list="list12822779361" text:style-name="WWNum72">
        <text:list-item>
          <text:p text:style-name="P290"><text:span text:style-name="Source_20_Text"><text:span text:style-name="T15">power используя прямую рекурсию</text:span></text:span></text:p>
        </text:list-item>
        <text:list-item>
          <text:p text:style-name="P290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90"><text:soft-page-break/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90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</text:span></text:span><text:span text:style-name="Source_20_Text"><text:span text:style-name="T15">recursion.pdf</text:span></text:span></text:p>
        </text:list-item>
        <text:list-item>
          <text:p text:style-name="P290"><text:span text:style-name="Source_20_Text"><text:span text:style-name="T15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5">на отдельные слова (дан словарь). Достаточно получить одно разбиение.</text:span></text:span></text:p>
        </text:list-item>
        <text:list-item>
          <text:p text:style-name="P290"><text:span text:style-name="Source_20_Text"><text:span text:style-name="T15">Вывести как-нибудь красиво многоуровневый массив</text:span></text:span></text:p>
        </text:list-item>
        <text:list-item>
          <text:p text:style-name="P290"><text:span text:style-name="Source_20_Text"><text:span text:style-name="T15">[+] Вывести парсинговое дерево. Дерево можно задать вложенным массивом, где первый элемент - название узла.</text:span></text:span></text:p>
        </text:list-item>
        <text:list-item>
          <text:p text:style-name="P290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290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90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90"><text:span text:style-name="Source_20_Text"><text:span text:style-name="T15">судоку, рекурсивно перебором</text:span></text:span></text:p>
        </text:list-item>
        <text:list-item>
          <text:p text:style-name="P290"><text:span text:style-name="Source_20_Text"><text:span text:style-name="T15">задача о расстановке 4 ферзей, рекурсивно перебором</text:span></text:span></text:p>
        </text:list-item>
        <text:list-item>
          <text:p text:style-name="P290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</text:span></text:span><text:span text:style-name="Source_20_Text"><text:span text:style-name="T15">sum_digits(2014) = 2+0+1+4 = 7</text:span></text:span></text:p>
        </text:list-item>
      </text:list>
      <text:p text:style-name="P186"><text:span text:style-name="Source_20_Text"><text:span text:style-name="T15"/></text:span></text:p>
      <text:p text:style-name="P114"><text:span text:style-name="Source_20_Text"><text:span text:style-name="T19">Вопросы для контроля по теме рекурсия</text:span></text:span></text:p>
      <text:p text:style-name="P114"><text:span text:style-name="Source_20_Text"><text:span text:style-name="T19"/></text:span></text:p>
      <text:p text:style-name="P114"><text:span text:style-name="Source_20_Text"><text:span text:style-name="T17">что такое рекурсия?</text:span></text:span></text:p>
      <text:p text:style-name="P114"><text:span text:style-name="Source_20_Text"><text:span text:style-name="T17">какие виды ее бывают?</text:span></text:span></text:p>
      <text:p text:style-name="P114"><text:span text:style-name="Source_20_Text"><text:span text:style-name="T17">назовите две составляющие рекуррентного определения</text:span></text:span></text:p>
      <text:p text:style-name="P114"><text:span text:style-name="Source_20_Text"><text:span text:style-name="T17">что такое базис рекурсии (base case)?</text:span></text:span></text:p>
      <text:p text:style-name="P114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2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5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<text:soft-page-break/>Метод Hash#delete позволяет удалить один элемент (изменяется сам объект!)</text:p>
      <text:p text:style-name="P52"/>
      <text:p text:style-name="P52"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<text:soft-page-break/>Антоним метода reject:</text:p>
      <text:list xml:id="list1371948969" text:style-name="L72">
        <text:list-item>
          <text:p text:style-name="P260"><text:span text:style-name="T22">select!/keep_if – изменяют и</text:span>сх<text:span text:style-name="T22">одный объ</text:span>ек<text:span text:style-name="T22">т</text:span></text:p>
        </text:list-item>
        <text:list-item>
          <text:p text:style-name="P260"><text:span text:style-name="T22">select в</text:span>о<text:span text:style-name="T22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4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865703514" text:style-name="L73">
        <text:list-item>
          <text:p text:style-name="P261">унарная оператор – оператор, принимающий один аргумент (операнд)</text:p>
        </text:list-item>
        <text:list-item>
          <text:p text:style-name="P261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1283354724" text:style-name="L74">
        <text:list-item>
          <text:p text:style-name="P262">двоичное смещение вправо: 10 &gt;&gt; 1 #=&gt; 5 равноценно делению на 2</text:p>
        </text:list-item>
        <text:list-item>
          <text:p text:style-name="P262">двоичное смещение влево: 10 &lt;&lt; 2 #= &gt; 40 равноценно умножению на 4</text:p>
          <text:p text:style-name="P263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41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41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39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46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39">!!! задание: попробовать в irb. Измениться ли значение переменной a ?</text:span></text:span></text:p>
      <text:p text:style-name="P99"><text:span text:style-name="Source_20_Text"><text:span text:style-name="T39"/></text:span></text:p>
      <text:p text:style-name="P148"><text:span text:style-name="Source_20_Text"><text:span text:style-name="T39">a ||= 2</text:span></text:span></text:p>
      <text:p text:style-name="P139"><text:span text:style-name="Source_20_Text"><text:span text:style-name="T2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size="12pt" style:font-name-asian="Liberation Serif1" style:font-size-asian="12pt" style:font-name-complex="Liberation Serif1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caption" style:family="paragraph">
      <style:paragraph-properties fo:margin-top="0.374cm" fo:margin-bottom="0.374cm" style:text-autospace="none"/>
      <style:text-properties style:use-window-font-color="true" style:font-name="Liberation Serif1" fo:font-size="12pt" fo:font-style="italic" style:font-name-asian="Liberation Serif1" style:font-size-asian="12pt" style:font-style-asian="italic" style:font-name-complex="Liberation Serif1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5-02T11:30:13</dc:date>
    <meta:editing-duration>P15DT10H51M47S</meta:editing-duration>
    <meta:editing-cycles>1761</meta:editing-cycles>
    <dc:creator>Nikolai Krot</dc:creator>
    <meta:document-statistic meta:table-count="61" meta:image-count="0" meta:object-count="0" meta:page-count="137" meta:paragraph-count="3808" meta:word-count="21064" meta:character-count="133165" meta:non-whitespace-character-count="124514"/>
  </office:meta>
</office:document-meta>
</file>